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1.709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18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order-bottom="none" fo:background-color="#77bc65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77bc65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77bc65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1.76pt solid #000000" fo:background-color="#ff972f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" style:family="table-cell" style:parent-style-name="Default">
      <style:table-cell-properties fo:border-bottom="1.76pt solid #000000" fo:background-color="#ffaa95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11" style:family="table-cell" style:parent-style-name="Default">
      <style:table-cell-properties fo:border-bottom="none" fo:background-color="#e8f2a1" style:diagonal-bl-tr="none" style:diagonal-tl-br="none" fo:border-left="none" fo:border-right="1.76pt solid #000000" style:rotation-align="none" fo:border-top="1.76pt solid #000000"/>
    </style:style>
    <style:style style:name="ce12" style:family="table-cell" style:parent-style-name="Default">
      <style:table-cell-properties fo:border-bottom="none" fo:background-color="#e8f2a1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fo:background-color="#ffaa95" style:diagonal-bl-tr="none" style:diagonal-tl-br="none" fo:border-left="none" fo:border-right="1.76pt solid #000000" style:rotation-align="none" fo:border-top="none"/>
    </style:style>
    <style:style style:name="ce14" style:family="table-cell" style:parent-style-name="Default">
      <style:table-cell-properties fo:border-bottom="none" fo:background-color="#f10d0c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18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0" table:default-cell-style-name="ce1"/>
        <table:table-column table:style-name="co3" table:default-cell-style-name="ce1"/>
        <table:table-column table:style-name="co3" table:number-columns-repeated="16362"/>
        <table:table-row table:style-name="ro1">
          <table:table-cell table:number-columns-repeated="22"/>
          <table:table-cell table:style-name="ce1" table:number-columns-repeated="16362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2" calcext:value-type="float">
            <text:p>3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53" calcext:value-type="float">
            <text:p>53</text:p>
          </table:table-cell>
          <table:table-cell table:style-name="ce11" office:value-type="float" office:value="87" calcext:value-type="float">
            <text:p>87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83" calcext:value-type="float">
            <text:p>8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96" calcext:value-type="float">
            <text:p>96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3" calcext:value-type="float">
            <text:p>93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92" calcext:value-type="float">
            <text:p>92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5" calcext:value-type="float">
            <text:p>5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65" calcext:value-type="float">
            <text:p>65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45" calcext:value-type="float">
            <text:p>4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95" calcext:value-type="float">
            <text:p>95</text:p>
          </table:table-cell>
          <table:table-cell table:style-name="ce12" office:value-type="float" office:value="77" calcext:value-type="float">
            <text:p>77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58" calcext:value-type="float">
            <text:p>58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37" calcext:value-type="float">
            <text:p>37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98" calcext:value-type="float">
            <text:p>9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9" calcext:value-type="float">
            <text:p>69</text:p>
          </table:table-cell>
          <table:table-cell table:style-name="ce12" office:value-type="float" office:value="49" calcext:value-type="float">
            <text:p>49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77" calcext:value-type="float">
            <text:p>77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8" calcext:value-type="float">
            <text:p>58</text:p>
          </table:table-cell>
          <table:table-cell table:style-name="ce12" office:value-type="float" office:value="80" calcext:value-type="float">
            <text:p>80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82" calcext:value-type="float">
            <text:p>8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9" calcext:value-type="float">
            <text:p>39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0" calcext:value-type="float">
            <text:p>70</text:p>
          </table:table-cell>
          <table:table-cell table:style-name="ce12" office:value-type="float" office:value="49" calcext:value-type="float">
            <text:p>49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94" calcext:value-type="float">
            <text:p>9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75" calcext:value-type="float">
            <text:p>75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1" calcext:value-type="float">
            <text:p>91</text:p>
          </table:table-cell>
          <table:table-cell table:style-name="ce12" office:value-type="float" office:value="44" calcext:value-type="float">
            <text:p>44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4" calcext:value-type="float">
            <text:p>2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8" calcext:value-type="float">
            <text:p>7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57" calcext:value-type="float">
            <text:p>57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77" calcext:value-type="float">
            <text:p>77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4" office:value-type="float" office:value="72" calcext:value-type="float">
            <text:p>7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8" office:value-type="float" office:value="61" calcext:value-type="float">
            <text:p>6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84" calcext:value-type="float">
            <text:p>84</text:p>
          </table:table-cell>
          <table:table-cell table:style-name="ce12" office:value-type="float" office:value="79" calcext:value-type="float">
            <text:p>79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1" calcext:value-type="float">
            <text:p>91</text:p>
          </table:table-cell>
          <table:table-cell table:style-name="ce12" office:value-type="float" office:value="72" calcext:value-type="float">
            <text:p>72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8" calcext:value-type="float">
            <text:p>78</text:p>
          </table:table-cell>
          <table:table-cell table:style-name="ce12" office:value-type="float" office:value="61" calcext:value-type="float">
            <text:p>61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5" office:value-type="float" office:value="49" calcext:value-type="float">
            <text:p>4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41" calcext:value-type="float">
            <text:p>41</text:p>
          </table:table-cell>
          <table:table-cell/>
          <table:table-cell table:style-name="ce1" table:number-columns-repeated="16362"/>
        </table:table-row>
        <table:table-row table:style-name="ro1" table:number-rows-repeated="3">
          <table:table-cell table:number-columns-repeated="22"/>
          <table:table-cell table:style-name="ce1" table:number-columns-repeated="16362"/>
        </table:table-row>
        <table:table-row table:style-name="ro1">
          <table:table-cell/>
          <table:table-cell table:style-name="ce2" table:formula="of:=MIN([.B26];[.C26])+[.B2]" office:value-type="float" office:value="513" calcext:value-type="float">
            <text:p>513</text:p>
          </table:table-cell>
          <table:table-cell table:style-name="ce6" table:formula="of:=MIN([.B26];[.B25];[.C26];[.D26])+[.C2]" office:value-type="float" office:value="510" calcext:value-type="float">
            <text:p>510</text:p>
          </table:table-cell>
          <table:table-cell table:style-name="ce6" table:formula="of:=MIN([.C26];[.C25];[.D26];[.E26])+[.D2]" office:value-type="float" office:value="528" calcext:value-type="float">
            <text:p>528</text:p>
          </table:table-cell>
          <table:table-cell table:style-name="ce6" table:formula="of:=MIN([.D26];[.D25];[.E26];[.F26])+[.E2]" office:value-type="float" office:value="537" calcext:value-type="float">
            <text:p>537</text:p>
          </table:table-cell>
          <table:table-cell table:style-name="ce6" table:formula="of:=MIN([.E26];[.E25];[.F26];[.G26])+[.F2]" office:value-type="float" office:value="505" calcext:value-type="float">
            <text:p>505</text:p>
          </table:table-cell>
          <table:table-cell table:style-name="ce6" table:formula="of:=MIN([.F26];[.F25];[.G26];[.H26])+[.G2]" office:value-type="float" office:value="503" calcext:value-type="float">
            <text:p>503</text:p>
          </table:table-cell>
          <table:table-cell table:style-name="ce6" table:formula="of:=MIN([.G26];[.G25];[.H26];[.I26])+[.H2]" office:value-type="float" office:value="439" calcext:value-type="float">
            <text:p>439</text:p>
          </table:table-cell>
          <table:table-cell table:style-name="ce6" table:formula="of:=MIN([.H26];[.H25];[.I26];[.J26])+[.I2]" office:value-type="float" office:value="437" calcext:value-type="float">
            <text:p>437</text:p>
          </table:table-cell>
          <table:table-cell table:style-name="ce6" table:formula="of:=MIN([.I26];[.I25];[.J26];[.K26])+[.J2]" office:value-type="float" office:value="499" calcext:value-type="float">
            <text:p>499</text:p>
          </table:table-cell>
          <table:table-cell table:style-name="ce6" table:formula="of:=MIN([.J26];[.J25];[.K26];[.L26])+[.K2]" office:value-type="float" office:value="421" calcext:value-type="float">
            <text:p>421</text:p>
          </table:table-cell>
          <table:table-cell table:style-name="ce6" table:formula="of:=MIN([.K26];[.K25];[.L26];[.M26])+[.L2]" office:value-type="float" office:value="496" calcext:value-type="float">
            <text:p>496</text:p>
          </table:table-cell>
          <table:table-cell table:style-name="ce6" table:formula="of:=MIN([.L26];[.L25];[.M26];[.N26])+[.M2]" office:value-type="float" office:value="451" calcext:value-type="float">
            <text:p>451</text:p>
          </table:table-cell>
          <table:table-cell table:style-name="ce6" table:formula="of:=MIN([.M26];[.M25];[.N26];[.O26])+[.N2]" office:value-type="float" office:value="476" calcext:value-type="float">
            <text:p>476</text:p>
          </table:table-cell>
          <table:table-cell table:style-name="ce6" table:formula="of:=MIN([.N26];[.N25];[.O26];[.P26])+[.O2]" office:value-type="float" office:value="511" calcext:value-type="float">
            <text:p>511</text:p>
          </table:table-cell>
          <table:table-cell table:style-name="ce6" table:formula="of:=MIN([.O26];[.O25];[.P26];[.Q26])+[.P2]" office:value-type="float" office:value="543" calcext:value-type="float">
            <text:p>543</text:p>
          </table:table-cell>
          <table:table-cell table:style-name="ce10" table:formula="of:=MIN([.P26];[.P25];[.Q26];[.R26])+[.Q2]" office:value-type="float" office:value="547" calcext:value-type="float">
            <text:p>547</text:p>
          </table:table-cell>
          <table:table-cell table:style-name="ce10" table:formula="of:=MIN([.Q26];[.Q25];[.R26];[.S26])+[.R2]" office:value-type="float" office:value="558" calcext:value-type="float">
            <text:p>558</text:p>
          </table:table-cell>
          <table:table-cell table:style-name="ce10" table:formula="of:=MIN([.R26];[.R25];[.S26];[.T26])+[.S2]" office:value-type="float" office:value="599" calcext:value-type="float">
            <text:p>599</text:p>
          </table:table-cell>
          <table:table-cell table:style-name="ce10" table:formula="of:=MIN([.S26];[.S25];[.T26];[.U26])+[.T2]" office:value-type="float" office:value="633" calcext:value-type="float">
            <text:p>633</text:p>
          </table:table-cell>
          <table:table-cell table:style-name="ce14" table:formula="of:=MIN([.T26];[.T25];[.U26])+[.U2]" office:value-type="float" office:value="667" calcext:value-type="float">
            <text:p>667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27];[.C27])+[.B3]" office:value-type="float" office:value="576" calcext:value-type="float">
            <text:p>576</text:p>
          </table:table-cell>
          <table:table-cell table:style-name="ce7" table:formula="of:=MIN([.B27];[.B26];[.C27];[.D27])+[.C3]" office:value-type="float" office:value="464" calcext:value-type="float">
            <text:p>464</text:p>
          </table:table-cell>
          <table:table-cell table:style-name="ce7" table:formula="of:=MIN([.C27];[.C26];[.D27];[.E27])+[.D3]" office:value-type="float" office:value="519" calcext:value-type="float">
            <text:p>519</text:p>
          </table:table-cell>
          <table:table-cell table:style-name="ce7" table:formula="of:=MIN([.D27];[.D26];[.E27];[.F27])+[.E3]" office:value-type="float" office:value="443" calcext:value-type="float">
            <text:p>443</text:p>
          </table:table-cell>
          <table:table-cell table:style-name="ce7" table:formula="of:=MIN([.E27];[.E26];[.F27];[.G27])+[.F3]" office:value-type="float" office:value="463" calcext:value-type="float">
            <text:p>463</text:p>
          </table:table-cell>
          <table:table-cell table:style-name="ce7" table:formula="of:=MIN([.F27];[.F26];[.G27];[.H27])+[.G3]" office:value-type="float" office:value="480" calcext:value-type="float">
            <text:p>480</text:p>
          </table:table-cell>
          <table:table-cell table:style-name="ce7" table:formula="of:=MIN([.G27];[.G26];[.H27];[.I27])+[.H3]" office:value-type="float" office:value="482" calcext:value-type="float">
            <text:p>482</text:p>
          </table:table-cell>
          <table:table-cell table:style-name="ce7" table:formula="of:=MIN([.H27];[.H26];[.I27];[.J27])+[.I3]" office:value-type="float" office:value="413" calcext:value-type="float">
            <text:p>413</text:p>
          </table:table-cell>
          <table:table-cell table:style-name="ce7" table:formula="of:=MIN([.I27];[.I26];[.J27];[.K27])+[.J3]" office:value-type="float" office:value="416" calcext:value-type="float">
            <text:p>416</text:p>
          </table:table-cell>
          <table:table-cell table:style-name="ce7" table:formula="of:=MIN([.J27];[.J26];[.K27];[.L27])+[.K3]" office:value-type="float" office:value="460" calcext:value-type="float">
            <text:p>460</text:p>
          </table:table-cell>
          <table:table-cell table:style-name="ce7" table:formula="of:=MIN([.K27];[.K26];[.L27];[.M27])+[.L3]" office:value-type="float" office:value="506" calcext:value-type="float">
            <text:p>506</text:p>
          </table:table-cell>
          <table:table-cell table:style-name="ce7" table:formula="of:=MIN([.L27];[.L26];[.M27];[.N27])+[.M3]" office:value-type="float" office:value="447" calcext:value-type="float">
            <text:p>447</text:p>
          </table:table-cell>
          <table:table-cell table:style-name="ce7" table:formula="of:=MIN([.M27];[.M26];[.N27];[.O27])+[.N3]" office:value-type="float" office:value="506" calcext:value-type="float">
            <text:p>506</text:p>
          </table:table-cell>
          <table:table-cell table:style-name="ce7" table:formula="of:=MIN([.N27];[.N26];[.O27];[.P27])+[.O3]" office:value-type="float" office:value="559" calcext:value-type="float">
            <text:p>559</text:p>
          </table:table-cell>
          <table:table-cell table:style-name="ce7" table:formula="of:=MIN([.O27];[.O26];[.P27];[.Q27])+[.P3]" office:value-type="float" office:value="573" calcext:value-type="float">
            <text:p>573</text:p>
          </table:table-cell>
          <table:table-cell table:style-name="ce8" table:formula="of:=MIN([.P27];[.P26];[.Q27];[.R27])+[.Q3]" office:value-type="float" office:value="612" calcext:value-type="float">
            <text:p>612</text:p>
          </table:table-cell>
          <table:table-cell table:style-name="ce8" table:formula="of:=MIN([.Q27];[.Q26];[.R27];[.S27])+[.R3]" office:value-type="float" office:value="596" calcext:value-type="float">
            <text:p>596</text:p>
          </table:table-cell>
          <table:table-cell table:style-name="ce8" table:formula="of:=MIN([.R27];[.R26];[.S27];[.T27])+[.S3]" office:value-type="float" office:value="587" calcext:value-type="float">
            <text:p>587</text:p>
          </table:table-cell>
          <table:table-cell table:style-name="ce8" table:formula="of:=MIN([.S27];[.S26];[.T27];[.U27])+[.T3]" office:value-type="float" office:value="669" calcext:value-type="float">
            <text:p>669</text:p>
          </table:table-cell>
          <table:table-cell table:style-name="ce12" table:formula="of:=MIN([.T27];[.T26];[.U27])+[.U3]" office:value-type="float" office:value="580" calcext:value-type="float">
            <text:p>580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28];[.C28])+[.B4]" office:value-type="float" office:value="504" calcext:value-type="float">
            <text:p>504</text:p>
          </table:table-cell>
          <table:table-cell table:style-name="ce7" table:formula="of:=MIN([.B28];[.B27];[.C28];[.D28])+[.C4]" office:value-type="float" office:value="493" calcext:value-type="float">
            <text:p>493</text:p>
          </table:table-cell>
          <table:table-cell table:style-name="ce7" table:formula="of:=MIN([.C28];[.C27];[.D28];[.E28])+[.D4]" office:value-type="float" office:value="453" calcext:value-type="float">
            <text:p>453</text:p>
          </table:table-cell>
          <table:table-cell table:style-name="ce7" table:formula="of:=MIN([.D28];[.D27];[.E28];[.F28])+[.E4]" office:value-type="float" office:value="429" calcext:value-type="float">
            <text:p>429</text:p>
          </table:table-cell>
          <table:table-cell table:style-name="ce7" table:formula="of:=MIN([.E28];[.E27];[.F28];[.G28])+[.F4]" office:value-type="float" office:value="435" calcext:value-type="float">
            <text:p>435</text:p>
          </table:table-cell>
          <table:table-cell table:style-name="ce7" table:formula="of:=MIN([.F28];[.F27];[.G28];[.H28])+[.G4]" office:value-type="float" office:value="451" calcext:value-type="float">
            <text:p>451</text:p>
          </table:table-cell>
          <table:table-cell table:style-name="ce7" table:formula="of:=MIN([.G28];[.G27];[.H28];[.I28])+[.H4]" office:value-type="float" office:value="418" calcext:value-type="float">
            <text:p>418</text:p>
          </table:table-cell>
          <table:table-cell table:style-name="ce7" table:formula="of:=MIN([.H28];[.H27];[.I28];[.J28])+[.I4]" office:value-type="float" office:value="433" calcext:value-type="float">
            <text:p>433</text:p>
          </table:table-cell>
          <table:table-cell table:style-name="ce7" table:formula="of:=MIN([.I28];[.I27];[.J28];[.K28])+[.J4]" office:value-type="float" office:value="386" calcext:value-type="float">
            <text:p>386</text:p>
          </table:table-cell>
          <table:table-cell table:style-name="ce7" table:formula="of:=MIN([.J28];[.J27];[.K28];[.L28])+[.K4]" office:value-type="float" office:value="450" calcext:value-type="float">
            <text:p>450</text:p>
          </table:table-cell>
          <table:table-cell table:style-name="ce7" table:formula="of:=MIN([.K28];[.K27];[.L28];[.M28])+[.L4]" office:value-type="float" office:value="417" calcext:value-type="float">
            <text:p>417</text:p>
          </table:table-cell>
          <table:table-cell table:style-name="ce7" table:formula="of:=MIN([.L28];[.L27];[.M28];[.N28])+[.M4]" office:value-type="float" office:value="497" calcext:value-type="float">
            <text:p>497</text:p>
          </table:table-cell>
          <table:table-cell table:style-name="ce7" table:formula="of:=MIN([.M28];[.M27];[.N28];[.O28])+[.N4]" office:value-type="float" office:value="557" calcext:value-type="float">
            <text:p>557</text:p>
          </table:table-cell>
          <table:table-cell table:style-name="ce7" table:formula="of:=MIN([.N28];[.N27];[.O28];[.P28])+[.O4]" office:value-type="float" office:value="612" calcext:value-type="float">
            <text:p>612</text:p>
          </table:table-cell>
          <table:table-cell table:style-name="ce7" table:formula="of:=MIN([.O28];[.O27];[.P28];[.Q28])+[.P4]" office:value-type="float" office:value="539" calcext:value-type="float">
            <text:p>539</text:p>
          </table:table-cell>
          <table:table-cell table:style-name="ce8" table:formula="of:=MIN([.P28];[.P27];[.Q28];[.R28])+[.Q4]" office:value-type="float" office:value="519" calcext:value-type="float">
            <text:p>519</text:p>
          </table:table-cell>
          <table:table-cell table:style-name="ce8" table:formula="of:=MIN([.Q28];[.Q27];[.R28];[.S28])+[.R4]" office:value-type="float" office:value="546" calcext:value-type="float">
            <text:p>546</text:p>
          </table:table-cell>
          <table:table-cell table:style-name="ce8" table:formula="of:=MIN([.R28];[.R27];[.S28];[.T28])+[.S4]" office:value-type="float" office:value="580" calcext:value-type="float">
            <text:p>580</text:p>
          </table:table-cell>
          <table:table-cell table:style-name="ce8" table:formula="of:=MIN([.S28];[.S27];[.T28];[.U28])+[.T4]" office:value-type="float" office:value="573" calcext:value-type="float">
            <text:p>573</text:p>
          </table:table-cell>
          <table:table-cell table:style-name="ce12" table:formula="of:=MIN([.T28];[.T27];[.U28])+[.U4]" office:value-type="float" office:value="666" calcext:value-type="float">
            <text:p>666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29];[.C29])+[.B5]" office:value-type="float" office:value="486" calcext:value-type="float">
            <text:p>486</text:p>
          </table:table-cell>
          <table:table-cell table:style-name="ce7" table:formula="of:=MIN([.B29];[.B28];[.C29];[.D29])+[.C5]" office:value-type="float" office:value="462" calcext:value-type="float">
            <text:p>462</text:p>
          </table:table-cell>
          <table:table-cell table:style-name="ce7" table:formula="of:=MIN([.C29];[.C28];[.D29];[.E29])+[.D5]" office:value-type="float" office:value="430" calcext:value-type="float">
            <text:p>430</text:p>
          </table:table-cell>
          <table:table-cell table:style-name="ce7" table:formula="of:=MIN([.D29];[.D28];[.E29];[.F29])+[.E5]" office:value-type="float" office:value="416" calcext:value-type="float">
            <text:p>416</text:p>
          </table:table-cell>
          <table:table-cell table:style-name="ce7" table:formula="of:=MIN([.E29];[.E28];[.F29];[.G29])+[.F5]" office:value-type="float" office:value="442" calcext:value-type="float">
            <text:p>442</text:p>
          </table:table-cell>
          <table:table-cell table:style-name="ce7" table:formula="of:=MIN([.F29];[.F28];[.G29];[.H29])+[.G5]" office:value-type="float" office:value="438" calcext:value-type="float">
            <text:p>438</text:p>
          </table:table-cell>
          <table:table-cell table:style-name="ce7" table:formula="of:=MIN([.G29];[.G28];[.H29];[.I29])+[.H5]" office:value-type="float" office:value="383" calcext:value-type="float">
            <text:p>383</text:p>
          </table:table-cell>
          <table:table-cell table:style-name="ce7" table:formula="of:=MIN([.H29];[.H28];[.I29];[.J29])+[.I5]" office:value-type="float" office:value="416" calcext:value-type="float">
            <text:p>416</text:p>
          </table:table-cell>
          <table:table-cell table:style-name="ce7" table:formula="of:=MIN([.I29];[.I28];[.J29];[.K29])+[.J5]" office:value-type="float" office:value="366" calcext:value-type="float">
            <text:p>366</text:p>
          </table:table-cell>
          <table:table-cell table:style-name="ce7" table:formula="of:=MIN([.J29];[.J28];[.K29];[.L29])+[.K5]" office:value-type="float" office:value="400" calcext:value-type="float">
            <text:p>400</text:p>
          </table:table-cell>
          <table:table-cell table:style-name="ce7" table:formula="of:=MIN([.K29];[.K28];[.L29];[.M29])+[.L5]" office:value-type="float" office:value="450" calcext:value-type="float">
            <text:p>450</text:p>
          </table:table-cell>
          <table:table-cell table:style-name="ce7" table:formula="of:=MIN([.L29];[.L28];[.M29];[.N29])+[.M5]" office:value-type="float" office:value="489" calcext:value-type="float">
            <text:p>489</text:p>
          </table:table-cell>
          <table:table-cell table:style-name="ce7" table:formula="of:=MIN([.M29];[.M28];[.N29];[.O29])+[.N5]" office:value-type="float" office:value="539" calcext:value-type="float">
            <text:p>539</text:p>
          </table:table-cell>
          <table:table-cell table:style-name="ce7" table:formula="of:=MIN([.N29];[.N28];[.O29];[.P29])+[.O5]" office:value-type="float" office:value="529" calcext:value-type="float">
            <text:p>529</text:p>
          </table:table-cell>
          <table:table-cell table:style-name="ce7" table:formula="of:=MIN([.O29];[.O28];[.P29];[.Q29])+[.P5]" office:value-type="float" office:value="535" calcext:value-type="float">
            <text:p>535</text:p>
          </table:table-cell>
          <table:table-cell table:style-name="ce8" table:formula="of:=MIN([.P29];[.P28];[.Q29];[.R29])+[.Q5]" office:value-type="float" office:value="498" calcext:value-type="float">
            <text:p>498</text:p>
          </table:table-cell>
          <table:table-cell table:style-name="ce8" table:formula="of:=MIN([.Q29];[.Q28];[.R29];[.S29])+[.R5]" office:value-type="float" office:value="509" calcext:value-type="float">
            <text:p>509</text:p>
          </table:table-cell>
          <table:table-cell table:style-name="ce8" table:formula="of:=MIN([.R29];[.R28];[.S29];[.T29])+[.S5]" office:value-type="float" office:value="569" calcext:value-type="float">
            <text:p>569</text:p>
          </table:table-cell>
          <table:table-cell table:style-name="ce8" table:formula="of:=MIN([.S29];[.S28];[.T29];[.U29])+[.T5]" office:value-type="float" office:value="615" calcext:value-type="float">
            <text:p>615</text:p>
          </table:table-cell>
          <table:table-cell table:style-name="ce12" table:formula="of:=MIN([.T29];[.T28];[.U29])+[.U5]" office:value-type="float" office:value="680" calcext:value-type="float">
            <text:p>680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30];[.C30])+[.B6]" office:value-type="float" office:value="394" calcext:value-type="float">
            <text:p>394</text:p>
          </table:table-cell>
          <table:table-cell table:style-name="ce7" table:formula="of:=MIN([.B30];[.B29];[.C30];[.D30])+[.C6]" office:value-type="float" office:value="432" calcext:value-type="float">
            <text:p>432</text:p>
          </table:table-cell>
          <table:table-cell table:style-name="ce7" table:formula="of:=MIN([.C30];[.C29];[.D30];[.E30])+[.D6]" office:value-type="float" office:value="378" calcext:value-type="float">
            <text:p>378</text:p>
          </table:table-cell>
          <table:table-cell table:style-name="ce7" table:formula="of:=MIN([.D30];[.D29];[.E30];[.F30])+[.E6]" office:value-type="float" office:value="407" calcext:value-type="float">
            <text:p>407</text:p>
          </table:table-cell>
          <table:table-cell table:style-name="ce7" table:formula="of:=MIN([.E30];[.E29];[.F30];[.G30])+[.F6]" office:value-type="float" office:value="386" calcext:value-type="float">
            <text:p>386</text:p>
          </table:table-cell>
          <table:table-cell table:style-name="ce7" table:formula="of:=MIN([.F30];[.F29];[.G30];[.H30])+[.G6]" office:value-type="float" office:value="427" calcext:value-type="float">
            <text:p>427</text:p>
          </table:table-cell>
          <table:table-cell table:style-name="ce7" table:formula="of:=MIN([.G30];[.G29];[.H30];[.I30])+[.H6]" office:value-type="float" office:value="378" calcext:value-type="float">
            <text:p>378</text:p>
          </table:table-cell>
          <table:table-cell table:style-name="ce7" table:formula="of:=MIN([.H30];[.H29];[.I30];[.J30])+[.I6]" office:value-type="float" office:value="342" calcext:value-type="float">
            <text:p>342</text:p>
          </table:table-cell>
          <table:table-cell table:style-name="ce7" table:formula="of:=MIN([.I30];[.I29];[.J30];[.K30])+[.J6]" office:value-type="float" office:value="420" calcext:value-type="float">
            <text:p>420</text:p>
          </table:table-cell>
          <table:table-cell table:style-name="ce7" table:formula="of:=MIN([.J30];[.J29];[.K30];[.L30])+[.K6]" office:value-type="float" office:value="414" calcext:value-type="float">
            <text:p>414</text:p>
          </table:table-cell>
          <table:table-cell table:style-name="ce7" table:formula="of:=MIN([.K30];[.K29];[.L30];[.M30])+[.L6]" office:value-type="float" office:value="478" calcext:value-type="float">
            <text:p>478</text:p>
          </table:table-cell>
          <table:table-cell table:style-name="ce7" table:formula="of:=MIN([.L30];[.L29];[.M30];[.N30])+[.M6]" office:value-type="float" office:value="483" calcext:value-type="float">
            <text:p>483</text:p>
          </table:table-cell>
          <table:table-cell table:style-name="ce7" table:formula="of:=MIN([.M30];[.M29];[.N30];[.O30])+[.N6]" office:value-type="float" office:value="464" calcext:value-type="float">
            <text:p>464</text:p>
          </table:table-cell>
          <table:table-cell table:style-name="ce7" table:formula="of:=MIN([.N30];[.N29];[.O30];[.P30])+[.O6]" office:value-type="float" office:value="480" calcext:value-type="float">
            <text:p>480</text:p>
          </table:table-cell>
          <table:table-cell table:style-name="ce7" table:formula="of:=MIN([.O30];[.O29];[.P30];[.Q30])+[.P6]" office:value-type="float" office:value="493" calcext:value-type="float">
            <text:p>493</text:p>
          </table:table-cell>
          <table:table-cell table:style-name="ce8" table:formula="of:=MIN([.P30];[.P29];[.Q30];[.R30])+[.Q6]" office:value-type="float" office:value="554" calcext:value-type="float">
            <text:p>554</text:p>
          </table:table-cell>
          <table:table-cell table:style-name="ce8" table:formula="of:=MIN([.Q30];[.Q29];[.R30];[.S30])+[.R6]" office:value-type="float" office:value="580" calcext:value-type="float">
            <text:p>580</text:p>
          </table:table-cell>
          <table:table-cell table:style-name="ce8" table:formula="of:=MIN([.R30];[.R29];[.S30];[.T30])+[.S6]" office:value-type="float" office:value="587" calcext:value-type="float">
            <text:p>587</text:p>
          </table:table-cell>
          <table:table-cell table:style-name="ce8" table:formula="of:=MIN([.S30];[.S29];[.T30];[.U30])+[.T6]" office:value-type="float" office:value="630" calcext:value-type="float">
            <text:p>630</text:p>
          </table:table-cell>
          <table:table-cell table:style-name="ce12" table:formula="of:=MIN([.T30];[.T29];[.U30])+[.U6]" office:value-type="float" office:value="633" calcext:value-type="float">
            <text:p>633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31];[.C31])+[.B7]" office:value-type="float" office:value="359" calcext:value-type="float">
            <text:p>359</text:p>
          </table:table-cell>
          <table:table-cell table:style-name="ce7" table:formula="of:=MIN([.B31];[.B30];[.C31];[.D31])+[.C7]" office:value-type="float" office:value="349" calcext:value-type="float">
            <text:p>349</text:p>
          </table:table-cell>
          <table:table-cell table:style-name="ce7" table:formula="of:=MIN([.C31];[.C30];[.D31];[.E31])+[.D7]" office:value-type="float" office:value="348" calcext:value-type="float">
            <text:p>348</text:p>
          </table:table-cell>
          <table:table-cell table:style-name="ce7" table:formula="of:=MIN([.D31];[.D30];[.E31];[.F31])+[.E7]" office:value-type="float" office:value="381" calcext:value-type="float">
            <text:p>381</text:p>
          </table:table-cell>
          <table:table-cell table:style-name="ce7" table:formula="of:=MIN([.E31];[.E30];[.F31];[.G31])+[.F7]" office:value-type="float" office:value="353" calcext:value-type="float">
            <text:p>353</text:p>
          </table:table-cell>
          <table:table-cell table:style-name="ce7" table:formula="of:=MIN([.F31];[.F30];[.G31];[.H31])+[.G7]" office:value-type="float" office:value="398" calcext:value-type="float">
            <text:p>398</text:p>
          </table:table-cell>
          <table:table-cell table:style-name="ce7" table:formula="of:=MIN([.G31];[.G30];[.H31];[.I31])+[.H7]" office:value-type="float" office:value="342" calcext:value-type="float">
            <text:p>342</text:p>
          </table:table-cell>
          <table:table-cell table:style-name="ce7" table:formula="of:=MIN([.H31];[.H30];[.I31];[.J31])+[.I7]" office:value-type="float" office:value="333" calcext:value-type="float">
            <text:p>333</text:p>
          </table:table-cell>
          <table:table-cell table:style-name="ce7" table:formula="of:=MIN([.I31];[.I30];[.J31];[.K31])+[.J7]" office:value-type="float" office:value="385" calcext:value-type="float">
            <text:p>385</text:p>
          </table:table-cell>
          <table:table-cell table:style-name="ce7" table:formula="of:=MIN([.J31];[.J30];[.K31];[.L31])+[.K7]" office:value-type="float" office:value="385" calcext:value-type="float">
            <text:p>385</text:p>
          </table:table-cell>
          <table:table-cell table:style-name="ce7" table:formula="of:=MIN([.K31];[.K30];[.L31];[.M31])+[.L7]" office:value-type="float" office:value="462" calcext:value-type="float">
            <text:p>462</text:p>
          </table:table-cell>
          <table:table-cell table:style-name="ce7" table:formula="of:=MIN([.L31];[.L30];[.M31];[.N31])+[.M7]" office:value-type="float" office:value="421" calcext:value-type="float">
            <text:p>421</text:p>
          </table:table-cell>
          <table:table-cell table:style-name="ce7" table:formula="of:=MIN([.M31];[.M30];[.N31];[.O31])+[.N7]" office:value-type="float" office:value="429" calcext:value-type="float">
            <text:p>429</text:p>
          </table:table-cell>
          <table:table-cell table:style-name="ce7" table:formula="of:=MIN([.N31];[.N30];[.O31];[.P31])+[.O7]" office:value-type="float" office:value="467" calcext:value-type="float">
            <text:p>467</text:p>
          </table:table-cell>
          <table:table-cell table:style-name="ce7" table:formula="of:=MIN([.O31];[.O30];[.P31];[.Q31])+[.P7]" office:value-type="float" office:value="474" calcext:value-type="float">
            <text:p>474</text:p>
          </table:table-cell>
          <table:table-cell table:style-name="ce8" table:formula="of:=MIN([.P31];[.P30];[.Q31];[.R31])+[.Q7]" office:value-type="float" office:value="504" calcext:value-type="float">
            <text:p>504</text:p>
          </table:table-cell>
          <table:table-cell table:style-name="ce8" table:formula="of:=MIN([.Q31];[.Q30];[.R31];[.S31])+[.R7]" office:value-type="float" office:value="519" calcext:value-type="float">
            <text:p>519</text:p>
          </table:table-cell>
          <table:table-cell table:style-name="ce8" table:formula="of:=MIN([.R31];[.R30];[.S31];[.T31])+[.S7]" office:value-type="float" office:value="535" calcext:value-type="float">
            <text:p>535</text:p>
          </table:table-cell>
          <table:table-cell table:style-name="ce8" table:formula="of:=MIN([.S31];[.S30];[.T31];[.U31])+[.T7]" office:value-type="float" office:value="556" calcext:value-type="float">
            <text:p>556</text:p>
          </table:table-cell>
          <table:table-cell table:style-name="ce12" table:formula="of:=MIN([.T31];[.T30];[.U31])+[.U7]" office:value-type="float" office:value="614" calcext:value-type="float">
            <text:p>614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32];[.C32])+[.B8]" office:value-type="float" office:value="325" calcext:value-type="float">
            <text:p>325</text:p>
          </table:table-cell>
          <table:table-cell table:style-name="ce7" table:formula="of:=MIN([.B32];[.B31];[.C32];[.D32])+[.C8]" office:value-type="float" office:value="352" calcext:value-type="float">
            <text:p>352</text:p>
          </table:table-cell>
          <table:table-cell table:style-name="ce7" table:formula="of:=MIN([.C32];[.C31];[.D32];[.E32])+[.D8]" office:value-type="float" office:value="314" calcext:value-type="float">
            <text:p>314</text:p>
          </table:table-cell>
          <table:table-cell table:style-name="ce7" table:formula="of:=MIN([.D32];[.D31];[.E32];[.F32])+[.E8]" office:value-type="float" office:value="317" calcext:value-type="float">
            <text:p>317</text:p>
          </table:table-cell>
          <table:table-cell table:style-name="ce7" table:formula="of:=MIN([.E32];[.E31];[.F32];[.G32])+[.F8]" office:value-type="float" office:value="318" calcext:value-type="float">
            <text:p>318</text:p>
          </table:table-cell>
          <table:table-cell table:style-name="ce7" table:formula="of:=MIN([.F32];[.F31];[.G32];[.H32])+[.G8]" office:value-type="float" office:value="322" calcext:value-type="float">
            <text:p>322</text:p>
          </table:table-cell>
          <table:table-cell table:style-name="ce7" table:formula="of:=MIN([.G32];[.G31];[.H32];[.I32])+[.H8]" office:value-type="float" office:value="327" calcext:value-type="float">
            <text:p>327</text:p>
          </table:table-cell>
          <table:table-cell table:style-name="ce7" table:formula="of:=MIN([.H32];[.H31];[.I32];[.J32])+[.I8]" office:value-type="float" office:value="347" calcext:value-type="float">
            <text:p>347</text:p>
          </table:table-cell>
          <table:table-cell table:style-name="ce7" table:formula="of:=MIN([.I32];[.I31];[.J32];[.K32])+[.J8]" office:value-type="float" office:value="353" calcext:value-type="float">
            <text:p>353</text:p>
          </table:table-cell>
          <table:table-cell table:style-name="ce7" table:formula="of:=MIN([.J32];[.J31];[.K32];[.L32])+[.K8]" office:value-type="float" office:value="377" calcext:value-type="float">
            <text:p>377</text:p>
          </table:table-cell>
          <table:table-cell table:style-name="ce7" table:formula="of:=MIN([.K32];[.K31];[.L32];[.M32])+[.L8]" office:value-type="float" office:value="417" calcext:value-type="float">
            <text:p>417</text:p>
          </table:table-cell>
          <table:table-cell table:style-name="ce7" table:formula="of:=MIN([.L32];[.L31];[.M32];[.N32])+[.M8]" office:value-type="float" office:value="426" calcext:value-type="float">
            <text:p>426</text:p>
          </table:table-cell>
          <table:table-cell table:style-name="ce7" table:formula="of:=MIN([.M32];[.M31];[.N32];[.O32])+[.N8]" office:value-type="float" office:value="480" calcext:value-type="float">
            <text:p>480</text:p>
          </table:table-cell>
          <table:table-cell table:style-name="ce7" table:formula="of:=MIN([.N32];[.N31];[.O32];[.P32])+[.O8]" office:value-type="float" office:value="500" calcext:value-type="float">
            <text:p>500</text:p>
          </table:table-cell>
          <table:table-cell table:style-name="ce7" table:formula="of:=MIN([.O32];[.O31];[.P32];[.Q32])+[.P8]" office:value-type="float" office:value="485" calcext:value-type="float">
            <text:p>485</text:p>
          </table:table-cell>
          <table:table-cell table:style-name="ce8" table:formula="of:=MIN([.P32];[.P31];[.Q32];[.R32])+[.Q8]" office:value-type="float" office:value="576" calcext:value-type="float">
            <text:p>576</text:p>
          </table:table-cell>
          <table:table-cell table:style-name="ce8" table:formula="of:=MIN([.Q32];[.Q31];[.R32];[.S32])+[.R8]" office:value-type="float" office:value="660" calcext:value-type="float">
            <text:p>660</text:p>
          </table:table-cell>
          <table:table-cell table:style-name="ce8" table:formula="of:=MIN([.R32];[.R31];[.S32];[.T32])+[.S8]" office:value-type="float" office:value="638" calcext:value-type="float">
            <text:p>638</text:p>
          </table:table-cell>
          <table:table-cell table:style-name="ce8" table:formula="of:=MIN([.S32];[.S31];[.T32];[.U32])+[.T8]" office:value-type="float" office:value="597" calcext:value-type="float">
            <text:p>597</text:p>
          </table:table-cell>
          <table:table-cell table:style-name="ce12" table:formula="of:=MIN([.T32];[.T31];[.U32])+[.U8]" office:value-type="float" office:value="602" calcext:value-type="float">
            <text:p>602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33];[.C33])+[.B9]" office:value-type="float" office:value="307" calcext:value-type="float">
            <text:p>307</text:p>
          </table:table-cell>
          <table:table-cell table:style-name="ce7" table:formula="of:=MIN([.B33];[.B32];[.C33];[.D33])+[.C9]" office:value-type="float" office:value="356" calcext:value-type="float">
            <text:p>356</text:p>
          </table:table-cell>
          <table:table-cell table:style-name="ce7" table:formula="of:=MIN([.C33];[.C32];[.D33];[.E33])+[.D9]" office:value-type="float" office:value="339" calcext:value-type="float">
            <text:p>339</text:p>
          </table:table-cell>
          <table:table-cell table:style-name="ce7" table:formula="of:=MIN([.D33];[.D32];[.E33];[.F33])+[.E9]" office:value-type="float" office:value="291" calcext:value-type="float">
            <text:p>291</text:p>
          </table:table-cell>
          <table:table-cell table:style-name="ce7" table:formula="of:=MIN([.E33];[.E32];[.F33];[.G33])+[.F9]" office:value-type="float" office:value="317" calcext:value-type="float">
            <text:p>317</text:p>
          </table:table-cell>
          <table:table-cell table:style-name="ce7" table:formula="of:=MIN([.F33];[.F32];[.G33];[.H33])+[.G9]" office:value-type="float" office:value="309" calcext:value-type="float">
            <text:p>309</text:p>
          </table:table-cell>
          <table:table-cell table:style-name="ce7" table:formula="of:=MIN([.G33];[.G32];[.H33];[.I33])+[.H9]" office:value-type="float" office:value="348" calcext:value-type="float">
            <text:p>348</text:p>
          </table:table-cell>
          <table:table-cell table:style-name="ce7" table:formula="of:=MIN([.H33];[.H32];[.I33];[.J33])+[.I9]" office:value-type="float" office:value="324" calcext:value-type="float">
            <text:p>324</text:p>
          </table:table-cell>
          <table:table-cell table:style-name="ce7" table:formula="of:=MIN([.I33];[.I32];[.J33];[.K33])+[.J9]" office:value-type="float" office:value="295" calcext:value-type="float">
            <text:p>295</text:p>
          </table:table-cell>
          <table:table-cell table:style-name="ce7" table:formula="of:=MIN([.J33];[.J32];[.K33];[.L33])+[.K9]" office:value-type="float" office:value="390" calcext:value-type="float">
            <text:p>390</text:p>
          </table:table-cell>
          <table:table-cell table:style-name="ce7" table:formula="of:=MIN([.K33];[.K32];[.L33];[.M33])+[.L9]" office:value-type="float" office:value="402" calcext:value-type="float">
            <text:p>402</text:p>
          </table:table-cell>
          <table:table-cell table:style-name="ce7" table:formula="of:=MIN([.L33];[.L32];[.M33];[.N33])+[.M9]" office:value-type="float" office:value="386" calcext:value-type="float">
            <text:p>386</text:p>
          </table:table-cell>
          <table:table-cell table:style-name="ce7" table:formula="of:=MIN([.M33];[.M32];[.N33];[.O33])+[.N9]" office:value-type="float" office:value="402" calcext:value-type="float">
            <text:p>402</text:p>
          </table:table-cell>
          <table:table-cell table:style-name="ce7" table:formula="of:=MIN([.N33];[.N32];[.O33];[.P33])+[.O9]" office:value-type="float" office:value="448" calcext:value-type="float">
            <text:p>448</text:p>
          </table:table-cell>
          <table:table-cell table:style-name="ce7" table:formula="of:=MIN([.O33];[.O32];[.P33];[.Q33])+[.P9]" office:value-type="float" office:value="546" calcext:value-type="float">
            <text:p>546</text:p>
          </table:table-cell>
          <table:table-cell table:style-name="ce8" table:formula="of:=MIN([.P33];[.P32];[.Q33];[.R33])+[.Q9]" office:value-type="float" office:value="584" calcext:value-type="float">
            <text:p>584</text:p>
          </table:table-cell>
          <table:table-cell table:style-name="ce8" table:formula="of:=MIN([.Q33];[.Q32];[.R33];[.S33])+[.R9]" office:value-type="float" office:value="562" calcext:value-type="float">
            <text:p>562</text:p>
          </table:table-cell>
          <table:table-cell table:style-name="ce8" table:formula="of:=MIN([.R33];[.R32];[.S33];[.T33])+[.S9]" office:value-type="float" office:value="578" calcext:value-type="float">
            <text:p>578</text:p>
          </table:table-cell>
          <table:table-cell table:style-name="ce8" table:formula="of:=MIN([.S33];[.S32];[.T33];[.U33])+[.T9]" office:value-type="float" office:value="647" calcext:value-type="float">
            <text:p>647</text:p>
          </table:table-cell>
          <table:table-cell table:style-name="ce12" table:formula="of:=MIN([.T33];[.T32];[.U33])+[.U9]" office:value-type="float" office:value="638" calcext:value-type="float">
            <text:p>638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34];[.C34])+[.B10]" office:value-type="float" office:value="285" calcext:value-type="float">
            <text:p>285</text:p>
          </table:table-cell>
          <table:table-cell table:style-name="ce7" table:formula="of:=MIN([.B34];[.B33];[.C34];[.D34])+[.C10]" office:value-type="float" office:value="286" calcext:value-type="float">
            <text:p>286</text:p>
          </table:table-cell>
          <table:table-cell table:style-name="ce7" table:formula="of:=MIN([.C34];[.C33];[.D34];[.E34])+[.D10]" office:value-type="float" office:value="278" calcext:value-type="float">
            <text:p>278</text:p>
          </table:table-cell>
          <table:table-cell table:style-name="ce7" table:formula="of:=MIN([.D34];[.D33];[.E34];[.F34])+[.E10]" office:value-type="float" office:value="347" calcext:value-type="float">
            <text:p>347</text:p>
          </table:table-cell>
          <table:table-cell table:style-name="ce7" table:formula="of:=MIN([.E34];[.E33];[.F34];[.G34])+[.F10]" office:value-type="float" office:value="323" calcext:value-type="float">
            <text:p>323</text:p>
          </table:table-cell>
          <table:table-cell table:style-name="ce7" table:formula="of:=MIN([.F34];[.F33];[.G34];[.H34])+[.G10]" office:value-type="float" office:value="276" calcext:value-type="float">
            <text:p>276</text:p>
          </table:table-cell>
          <table:table-cell table:style-name="ce7" table:formula="of:=MIN([.G34];[.G33];[.H34];[.I34])+[.H10]" office:value-type="float" office:value="250" calcext:value-type="float">
            <text:p>250</text:p>
          </table:table-cell>
          <table:table-cell table:style-name="ce7" table:formula="of:=MIN([.H34];[.H33];[.I34];[.J34])+[.I10]" office:value-type="float" office:value="285" calcext:value-type="float">
            <text:p>285</text:p>
          </table:table-cell>
          <table:table-cell table:style-name="ce7" table:formula="of:=MIN([.I34];[.I33];[.J34];[.K34])+[.J10]" office:value-type="float" office:value="321" calcext:value-type="float">
            <text:p>321</text:p>
          </table:table-cell>
          <table:table-cell table:style-name="ce7" table:formula="of:=MIN([.J34];[.J33];[.K34];[.L34])+[.K10]" office:value-type="float" office:value="323" calcext:value-type="float">
            <text:p>323</text:p>
          </table:table-cell>
          <table:table-cell table:style-name="ce7" table:formula="of:=MIN([.K34];[.K33];[.L34];[.M34])+[.L10]" office:value-type="float" office:value="365" calcext:value-type="float">
            <text:p>365</text:p>
          </table:table-cell>
          <table:table-cell table:style-name="ce7" table:formula="of:=MIN([.L34];[.L33];[.M34];[.N34])+[.M10]" office:value-type="float" office:value="447" calcext:value-type="float">
            <text:p>447</text:p>
          </table:table-cell>
          <table:table-cell table:style-name="ce7" table:formula="of:=MIN([.M34];[.M33];[.N34];[.O34])+[.N10]" office:value-type="float" office:value="470" calcext:value-type="float">
            <text:p>470</text:p>
          </table:table-cell>
          <table:table-cell table:style-name="ce7" table:formula="of:=MIN([.N34];[.N33];[.O34];[.P34])+[.O10]" office:value-type="float" office:value="534" calcext:value-type="float">
            <text:p>534</text:p>
          </table:table-cell>
          <table:table-cell table:style-name="ce7" table:formula="of:=MIN([.O34];[.O33];[.P34];[.Q34])+[.P10]" office:value-type="float" office:value="589" calcext:value-type="float">
            <text:p>589</text:p>
          </table:table-cell>
          <table:table-cell table:style-name="ce8" table:formula="of:=MIN([.P34];[.P33];[.Q34];[.R34])+[.Q10]" office:value-type="float" office:value="586" calcext:value-type="float">
            <text:p>586</text:p>
          </table:table-cell>
          <table:table-cell table:style-name="ce8" table:formula="of:=MIN([.Q34];[.Q33];[.R34];[.S34])+[.R10]" office:value-type="float" office:value="554" calcext:value-type="float">
            <text:p>554</text:p>
          </table:table-cell>
          <table:table-cell table:style-name="ce8" table:formula="of:=MIN([.R34];[.R33];[.S34];[.T34])+[.S10]" office:value-type="float" office:value="583" calcext:value-type="float">
            <text:p>583</text:p>
          </table:table-cell>
          <table:table-cell table:style-name="ce8" table:formula="of:=MIN([.S34];[.S33];[.T34];[.U34])+[.T10]" office:value-type="float" office:value="589" calcext:value-type="float">
            <text:p>589</text:p>
          </table:table-cell>
          <table:table-cell table:style-name="ce12" table:formula="of:=MIN([.T34];[.T33];[.U34])+[.U10]" office:value-type="float" office:value="669" calcext:value-type="float">
            <text:p>669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35];[.C35])+[.B11]" office:value-type="float" office:value="314" calcext:value-type="float">
            <text:p>314</text:p>
          </table:table-cell>
          <table:table-cell table:style-name="ce7" table:formula="of:=MIN([.B35];[.B34];[.C35];[.D35])+[.C11]" office:value-type="float" office:value="257" calcext:value-type="float">
            <text:p>257</text:p>
          </table:table-cell>
          <table:table-cell table:style-name="ce7" table:formula="of:=MIN([.C35];[.C34];[.D35];[.E35])+[.D11]" office:value-type="float" office:value="325" calcext:value-type="float">
            <text:p>325</text:p>
          </table:table-cell>
          <table:table-cell table:style-name="ce7" table:formula="of:=MIN([.D35];[.D34];[.E35];[.F35])+[.E11]" office:value-type="float" office:value="289" calcext:value-type="float">
            <text:p>289</text:p>
          </table:table-cell>
          <table:table-cell table:style-name="ce7" table:formula="of:=MIN([.E35];[.E34];[.F35];[.G35])+[.F11]" office:value-type="float" office:value="268" calcext:value-type="float">
            <text:p>268</text:p>
          </table:table-cell>
          <table:table-cell table:style-name="ce7" table:formula="of:=MIN([.F35];[.F34];[.G35];[.H35])+[.G11]" office:value-type="float" office:value="245" calcext:value-type="float">
            <text:p>245</text:p>
          </table:table-cell>
          <table:table-cell table:style-name="ce7" table:formula="of:=MIN([.G35];[.G34];[.H35];[.I35])+[.H11]" office:value-type="float" office:value="207" calcext:value-type="float">
            <text:p>207</text:p>
          </table:table-cell>
          <table:table-cell table:style-name="ce7" table:formula="of:=MIN([.H35];[.H34];[.I35];[.J35])+[.I11]" office:value-type="float" office:value="288" calcext:value-type="float">
            <text:p>288</text:p>
          </table:table-cell>
          <table:table-cell table:style-name="ce7" table:formula="of:=MIN([.I35];[.I34];[.J35];[.K35])+[.J11]" office:value-type="float" office:value="277" calcext:value-type="float">
            <text:p>277</text:p>
          </table:table-cell>
          <table:table-cell table:style-name="ce7" table:formula="of:=MIN([.J35];[.J34];[.K35];[.L35])+[.K11]" office:value-type="float" office:value="328" calcext:value-type="float">
            <text:p>328</text:p>
          </table:table-cell>
          <table:table-cell table:style-name="ce7" table:formula="of:=MIN([.K35];[.K34];[.L35];[.M35])+[.L11]" office:value-type="float" office:value="423" calcext:value-type="float">
            <text:p>423</text:p>
          </table:table-cell>
          <table:table-cell table:style-name="ce7" table:formula="of:=MIN([.L35];[.L34];[.M35];[.N35])+[.M11]" office:value-type="float" office:value="477" calcext:value-type="float">
            <text:p>477</text:p>
          </table:table-cell>
          <table:table-cell table:style-name="ce7" table:formula="of:=MIN([.M35];[.M34];[.N35];[.O35])+[.N11]" office:value-type="float" office:value="476" calcext:value-type="float">
            <text:p>476</text:p>
          </table:table-cell>
          <table:table-cell table:style-name="ce7" table:formula="of:=MIN([.N35];[.N34];[.O35];[.P35])+[.O11]" office:value-type="float" office:value="512" calcext:value-type="float">
            <text:p>512</text:p>
          </table:table-cell>
          <table:table-cell table:style-name="ce7" table:formula="of:=MIN([.O35];[.O34];[.P35];[.Q35])+[.P11]" office:value-type="float" office:value="538" calcext:value-type="float">
            <text:p>538</text:p>
          </table:table-cell>
          <table:table-cell table:style-name="ce8" table:formula="of:=MIN([.P35];[.P34];[.Q35];[.R35])+[.Q11]" office:value-type="float" office:value="582" calcext:value-type="float">
            <text:p>582</text:p>
          </table:table-cell>
          <table:table-cell table:style-name="ce8" table:formula="of:=MIN([.Q35];[.Q34];[.R35];[.S35])+[.R11]" office:value-type="float" office:value="536" calcext:value-type="float">
            <text:p>536</text:p>
          </table:table-cell>
          <table:table-cell table:style-name="ce8" table:formula="of:=MIN([.R35];[.R34];[.S35];[.T35])+[.S11]" office:value-type="float" office:value="531" calcext:value-type="float">
            <text:p>531</text:p>
          </table:table-cell>
          <table:table-cell table:style-name="ce8" table:formula="of:=MIN([.S35];[.S34];[.T35];[.U35])+[.T11]" office:value-type="float" office:value="601" calcext:value-type="float">
            <text:p>601</text:p>
          </table:table-cell>
          <table:table-cell table:style-name="ce12" table:formula="of:=MIN([.T35];[.T34];[.U35])+[.U11]" office:value-type="float" office:value="634" calcext:value-type="float">
            <text:p>634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36];[.C36])+[.B12]" office:value-type="float" office:value="296" calcext:value-type="float">
            <text:p>296</text:p>
          </table:table-cell>
          <table:table-cell table:style-name="ce7" table:formula="of:=MIN([.B36];[.B35];[.C36];[.D36])+[.C12]" office:value-type="float" office:value="232" calcext:value-type="float">
            <text:p>232</text:p>
          </table:table-cell>
          <table:table-cell table:style-name="ce7" table:formula="of:=MIN([.C36];[.C35];[.D36];[.E36])+[.D12]" office:value-type="float" office:value="228" calcext:value-type="float">
            <text:p>228</text:p>
          </table:table-cell>
          <table:table-cell table:style-name="ce7" table:formula="of:=MIN([.D36];[.D35];[.E36];[.F36])+[.E12]" office:value-type="float" office:value="277" calcext:value-type="float">
            <text:p>277</text:p>
          </table:table-cell>
          <table:table-cell table:style-name="ce7" table:formula="of:=MIN([.E36];[.E35];[.F36];[.G36])+[.F12]" office:value-type="float" office:value="237" calcext:value-type="float">
            <text:p>237</text:p>
          </table:table-cell>
          <table:table-cell table:style-name="ce7" table:formula="of:=MIN([.F36];[.F35];[.G36];[.H36])+[.G12]" office:value-type="float" office:value="206" calcext:value-type="float">
            <text:p>206</text:p>
          </table:table-cell>
          <table:table-cell table:style-name="ce7" table:formula="of:=MIN([.G36];[.G35];[.H36];[.I36])+[.H12]" office:value-type="float" office:value="270" calcext:value-type="float">
            <text:p>270</text:p>
          </table:table-cell>
          <table:table-cell table:style-name="ce7" table:formula="of:=MIN([.H36];[.H35];[.I36];[.J36])+[.I12]" office:value-type="float" office:value="269" calcext:value-type="float">
            <text:p>269</text:p>
          </table:table-cell>
          <table:table-cell table:style-name="ce7" table:formula="of:=MIN([.I36];[.I35];[.J36];[.K36])+[.J12]" office:value-type="float" office:value="342" calcext:value-type="float">
            <text:p>342</text:p>
          </table:table-cell>
          <table:table-cell table:style-name="ce7" table:formula="of:=MIN([.J36];[.J35];[.K36];[.L36])+[.K12]" office:value-type="float" office:value="350" calcext:value-type="float">
            <text:p>350</text:p>
          </table:table-cell>
          <table:table-cell table:style-name="ce7" table:formula="of:=MIN([.K36];[.K35];[.L36];[.M36])+[.L12]" office:value-type="float" office:value="393" calcext:value-type="float">
            <text:p>393</text:p>
          </table:table-cell>
          <table:table-cell table:style-name="ce7" table:formula="of:=MIN([.L36];[.L35];[.M36];[.N36])+[.M12]" office:value-type="float" office:value="451" calcext:value-type="float">
            <text:p>451</text:p>
          </table:table-cell>
          <table:table-cell table:style-name="ce7" table:formula="of:=MIN([.M36];[.M35];[.N36];[.O36])+[.N12]" office:value-type="float" office:value="549" calcext:value-type="float">
            <text:p>549</text:p>
          </table:table-cell>
          <table:table-cell table:style-name="ce7" table:formula="of:=MIN([.N36];[.N35];[.O36];[.P36])+[.O12]" office:value-type="float" office:value="550" calcext:value-type="float">
            <text:p>550</text:p>
          </table:table-cell>
          <table:table-cell table:style-name="ce7" table:formula="of:=MIN([.O36];[.O35];[.P36];[.Q36])+[.P12]" office:value-type="float" office:value="578" calcext:value-type="float">
            <text:p>578</text:p>
          </table:table-cell>
          <table:table-cell table:style-name="ce8" table:formula="of:=MIN([.P36];[.P35];[.Q36];[.R36])+[.Q12]" office:value-type="float" office:value="499" calcext:value-type="float">
            <text:p>499</text:p>
          </table:table-cell>
          <table:table-cell table:style-name="ce8" table:formula="of:=MIN([.Q36];[.Q35];[.R36];[.S36])+[.R12]" office:value-type="float" office:value="518" calcext:value-type="float">
            <text:p>518</text:p>
          </table:table-cell>
          <table:table-cell table:style-name="ce8" table:formula="of:=MIN([.R36];[.R35];[.S36];[.T36])+[.S12]" office:value-type="float" office:value="540" calcext:value-type="float">
            <text:p>540</text:p>
          </table:table-cell>
          <table:table-cell table:style-name="ce8" table:formula="of:=MIN([.S36];[.S35];[.T36];[.U36])+[.T12]" office:value-type="float" office:value="585" calcext:value-type="float">
            <text:p>585</text:p>
          </table:table-cell>
          <table:table-cell table:style-name="ce12" table:formula="of:=MIN([.T36];[.T35];[.U36])+[.U12]" office:value-type="float" office:value="660" calcext:value-type="float">
            <text:p>660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37];[.C37])+[.B13]" office:value-type="float" office:value="277" calcext:value-type="float">
            <text:p>277</text:p>
          </table:table-cell>
          <table:table-cell table:style-name="ce7" table:formula="of:=MIN([.B37];[.B36];[.C37];[.D37])+[.C13]" office:value-type="float" office:value="250" calcext:value-type="float">
            <text:p>250</text:p>
          </table:table-cell>
          <table:table-cell table:style-name="ce7" table:formula="of:=MIN([.C37];[.C36];[.D37];[.E37])+[.D13]" office:value-type="float" office:value="204" calcext:value-type="float">
            <text:p>204</text:p>
          </table:table-cell>
          <table:table-cell table:style-name="ce7" table:formula="of:=MIN([.D37];[.D36];[.E37];[.F37])+[.E13]" office:value-type="float" office:value="192" calcext:value-type="float">
            <text:p>192</text:p>
          </table:table-cell>
          <table:table-cell table:style-name="ce7" table:formula="of:=MIN([.E37];[.E36];[.F37];[.G37])+[.F13]" office:value-type="float" office:value="244" calcext:value-type="float">
            <text:p>244</text:p>
          </table:table-cell>
          <table:table-cell table:style-name="ce7" table:formula="of:=MIN([.F37];[.F36];[.G37];[.H37])+[.G13]" office:value-type="float" office:value="224" calcext:value-type="float">
            <text:p>224</text:p>
          </table:table-cell>
          <table:table-cell table:style-name="ce7" table:formula="of:=MIN([.G37];[.G36];[.H37];[.I37])+[.H13]" office:value-type="float" office:value="178" calcext:value-type="float">
            <text:p>178</text:p>
          </table:table-cell>
          <table:table-cell table:style-name="ce7" table:formula="of:=MIN([.H37];[.H36];[.I37];[.J37])+[.I13]" office:value-type="float" office:value="264" calcext:value-type="float">
            <text:p>264</text:p>
          </table:table-cell>
          <table:table-cell table:style-name="ce7" table:formula="of:=MIN([.I37];[.I36];[.J37];[.K37])+[.J13]" office:value-type="float" office:value="362" calcext:value-type="float">
            <text:p>362</text:p>
          </table:table-cell>
          <table:table-cell table:style-name="ce7" table:formula="of:=MIN([.J37];[.J36];[.K37];[.L37])+[.K13]" office:value-type="float" office:value="317" calcext:value-type="float">
            <text:p>317</text:p>
          </table:table-cell>
          <table:table-cell table:style-name="ce7" table:formula="of:=MIN([.K37];[.K36];[.L37];[.M37])+[.L13]" office:value-type="float" office:value="357" calcext:value-type="float">
            <text:p>357</text:p>
          </table:table-cell>
          <table:table-cell table:style-name="ce7" table:formula="of:=MIN([.L37];[.L36];[.M37];[.N37])+[.M13]" office:value-type="float" office:value="452" calcext:value-type="float">
            <text:p>452</text:p>
          </table:table-cell>
          <table:table-cell table:style-name="ce7" table:formula="of:=MIN([.M37];[.M36];[.N37];[.O37])+[.N13]" office:value-type="float" office:value="477" calcext:value-type="float">
            <text:p>477</text:p>
          </table:table-cell>
          <table:table-cell table:style-name="ce7" table:formula="of:=MIN([.N37];[.N36];[.O37];[.P37])+[.O13]" office:value-type="float" office:value="484" calcext:value-type="float">
            <text:p>484</text:p>
          </table:table-cell>
          <table:table-cell table:style-name="ce7" table:formula="of:=MIN([.O37];[.O36];[.P37];[.Q37])+[.P13]" office:value-type="float" office:value="490" calcext:value-type="float">
            <text:p>490</text:p>
          </table:table-cell>
          <table:table-cell table:style-name="ce8" table:formula="of:=MIN([.P37];[.P36];[.Q37];[.R37])+[.Q13]" office:value-type="float" office:value="533" calcext:value-type="float">
            <text:p>533</text:p>
          </table:table-cell>
          <table:table-cell table:style-name="ce8" table:formula="of:=MIN([.Q37];[.Q36];[.R37];[.S37])+[.R13]" office:value-type="float" office:value="628" calcext:value-type="float">
            <text:p>628</text:p>
          </table:table-cell>
          <table:table-cell table:style-name="ce8" table:formula="of:=MIN([.R37];[.R36];[.S37];[.T37])+[.S13]" office:value-type="float" office:value="641" calcext:value-type="float">
            <text:p>641</text:p>
          </table:table-cell>
          <table:table-cell table:style-name="ce8" table:formula="of:=MIN([.S37];[.S36];[.T37];[.U37])+[.T13]" office:value-type="float" office:value="732" calcext:value-type="float">
            <text:p>732</text:p>
          </table:table-cell>
          <table:table-cell table:style-name="ce12" table:formula="of:=MIN([.T37];[.T36];[.U37])+[.U13]" office:value-type="float" office:value="691" calcext:value-type="float">
            <text:p>691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38];[.C38])+[.B14]" office:value-type="float" office:value="202" calcext:value-type="float">
            <text:p>202</text:p>
          </table:table-cell>
          <table:table-cell table:style-name="ce7" table:formula="of:=MIN([.B38];[.B37];[.C38];[.D38])+[.C14]" office:value-type="float" office:value="272" calcext:value-type="float">
            <text:p>272</text:p>
          </table:table-cell>
          <table:table-cell table:style-name="ce7" table:formula="of:=MIN([.C38];[.C37];[.D38];[.E38])+[.D14]" office:value-type="float" office:value="257" calcext:value-type="float">
            <text:p>257</text:p>
          </table:table-cell>
          <table:table-cell table:style-name="ce7" table:formula="of:=MIN([.D38];[.D37];[.E38];[.F38])+[.E14]" office:value-type="float" office:value="190" calcext:value-type="float">
            <text:p>190</text:p>
          </table:table-cell>
          <table:table-cell table:style-name="ce7" table:formula="of:=MIN([.E38];[.E37];[.F38];[.G38])+[.F14]" office:value-type="float" office:value="208" calcext:value-type="float">
            <text:p>208</text:p>
          </table:table-cell>
          <table:table-cell table:style-name="ce7" table:formula="of:=MIN([.F38];[.F37];[.G38];[.H38])+[.G14]" office:value-type="float" office:value="166" calcext:value-type="float">
            <text:p>166</text:p>
          </table:table-cell>
          <table:table-cell table:style-name="ce7" table:formula="of:=MIN([.G38];[.G37];[.H38];[.I38])+[.H14]" office:value-type="float" office:value="232" calcext:value-type="float">
            <text:p>232</text:p>
          </table:table-cell>
          <table:table-cell table:style-name="ce7" table:formula="of:=MIN([.H38];[.H37];[.I38];[.J38])+[.I14]" office:value-type="float" office:value="295" calcext:value-type="float">
            <text:p>295</text:p>
          </table:table-cell>
          <table:table-cell table:style-name="ce7" table:formula="of:=MIN([.I38];[.I37];[.J38];[.K38])+[.J14]" office:value-type="float" office:value="294" calcext:value-type="float">
            <text:p>294</text:p>
          </table:table-cell>
          <table:table-cell table:style-name="ce7" table:formula="of:=MIN([.J38];[.J37];[.K38];[.L38])+[.K14]" office:value-type="float" office:value="356" calcext:value-type="float">
            <text:p>356</text:p>
          </table:table-cell>
          <table:table-cell table:style-name="ce7" table:formula="of:=MIN([.K38];[.K37];[.L38];[.M38])+[.L14]" office:value-type="float" office:value="452" calcext:value-type="float">
            <text:p>452</text:p>
          </table:table-cell>
          <table:table-cell table:style-name="ce7" table:formula="of:=MIN([.L38];[.L37];[.M38];[.N38])+[.M14]" office:value-type="float" office:value="425" calcext:value-type="float">
            <text:p>425</text:p>
          </table:table-cell>
          <table:table-cell table:style-name="ce7" table:formula="of:=MIN([.M38];[.M37];[.N38];[.O38])+[.N14]" office:value-type="float" office:value="511" calcext:value-type="float">
            <text:p>511</text:p>
          </table:table-cell>
          <table:table-cell table:style-name="ce7" table:formula="of:=MIN([.N38];[.N37];[.O38];[.P38])+[.O14]" office:value-type="float" office:value="572" calcext:value-type="float">
            <text:p>572</text:p>
          </table:table-cell>
          <table:table-cell table:style-name="ce7" table:formula="of:=MIN([.O38];[.O37];[.P38];[.Q38])+[.P14]" office:value-type="float" office:value="553" calcext:value-type="float">
            <text:p>553</text:p>
          </table:table-cell>
          <table:table-cell table:style-name="ce8" table:formula="of:=MIN([.P38];[.P37];[.Q38];[.R38])+[.Q14]" office:value-type="float" office:value="630" calcext:value-type="float">
            <text:p>630</text:p>
          </table:table-cell>
          <table:table-cell table:style-name="ce8" table:formula="of:=MIN([.Q38];[.Q37];[.R38];[.S38])+[.R14]" office:value-type="float" office:value="678" calcext:value-type="float">
            <text:p>678</text:p>
          </table:table-cell>
          <table:table-cell table:style-name="ce8" table:formula="of:=MIN([.R38];[.R37];[.S38];[.T38])+[.S14]" office:value-type="float" office:value="678" calcext:value-type="float">
            <text:p>678</text:p>
          </table:table-cell>
          <table:table-cell table:style-name="ce8" table:formula="of:=MIN([.S38];[.S37];[.T38];[.U38])+[.T14]" office:value-type="float" office:value="655" calcext:value-type="float">
            <text:p>655</text:p>
          </table:table-cell>
          <table:table-cell table:style-name="ce12" table:formula="of:=MIN([.T38];[.T37];[.U38])+[.U14]" office:value-type="float" office:value="647" calcext:value-type="float">
            <text:p>647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39];[.C39])+[.B15]" office:value-type="float" office:value="199" calcext:value-type="float">
            <text:p>199</text:p>
          </table:table-cell>
          <table:table-cell table:style-name="ce7" table:formula="of:=MIN([.B39];[.B38];[.C39];[.D39])+[.C15]" office:value-type="float" office:value="262" calcext:value-type="float">
            <text:p>262</text:p>
          </table:table-cell>
          <table:table-cell table:style-name="ce7" table:formula="of:=MIN([.C39];[.C38];[.D39];[.E39])+[.D15]" office:value-type="float" office:value="185" calcext:value-type="float">
            <text:p>185</text:p>
          </table:table-cell>
          <table:table-cell table:style-name="ce7" table:formula="of:=MIN([.D39];[.D38];[.E39];[.F39])+[.E15]" office:value-type="float" office:value="238" calcext:value-type="float">
            <text:p>238</text:p>
          </table:table-cell>
          <table:table-cell table:style-name="ce7" table:formula="of:=MIN([.E39];[.E38];[.F39];[.G39])+[.F15]" office:value-type="float" office:value="170" calcext:value-type="float">
            <text:p>170</text:p>
          </table:table-cell>
          <table:table-cell table:style-name="ce7" table:formula="of:=MIN([.F39];[.F38];[.G39];[.H39])+[.G15]" office:value-type="float" office:value="157" calcext:value-type="float">
            <text:p>157</text:p>
          </table:table-cell>
          <table:table-cell table:style-name="ce7" table:formula="of:=MIN([.G39];[.G38];[.H39];[.I39])+[.H15]" office:value-type="float" office:value="256" calcext:value-type="float">
            <text:p>256</text:p>
          </table:table-cell>
          <table:table-cell table:style-name="ce7" table:formula="of:=MIN([.H39];[.H38];[.I39];[.J39])+[.I15]" office:value-type="float" office:value="289" calcext:value-type="float">
            <text:p>289</text:p>
          </table:table-cell>
          <table:table-cell table:style-name="ce7" table:formula="of:=MIN([.I39];[.I38];[.J39];[.K39])+[.J15]" office:value-type="float" office:value="372" calcext:value-type="float">
            <text:p>372</text:p>
          </table:table-cell>
          <table:table-cell table:style-name="ce7" table:formula="of:=MIN([.J39];[.J38];[.K39];[.L39])+[.K15]" office:value-type="float" office:value="405" calcext:value-type="float">
            <text:p>405</text:p>
          </table:table-cell>
          <table:table-cell table:style-name="ce7" table:formula="of:=MIN([.K39];[.K38];[.L39];[.M39])+[.L15]" office:value-type="float" office:value="420" calcext:value-type="float">
            <text:p>420</text:p>
          </table:table-cell>
          <table:table-cell table:style-name="ce7" table:formula="of:=MIN([.L39];[.L38];[.M39];[.N39])+[.M15]" office:value-type="float" office:value="513" calcext:value-type="float">
            <text:p>513</text:p>
          </table:table-cell>
          <table:table-cell table:style-name="ce7" table:formula="of:=MIN([.M39];[.M38];[.N39];[.O39])+[.N15]" office:value-type="float" office:value="583" calcext:value-type="float">
            <text:p>583</text:p>
          </table:table-cell>
          <table:table-cell table:style-name="ce7" table:formula="of:=MIN([.N39];[.N38];[.O39];[.P39])+[.O15]" office:value-type="float" office:value="551" calcext:value-type="float">
            <text:p>551</text:p>
          </table:table-cell>
          <table:table-cell table:style-name="ce7" table:formula="of:=MIN([.O39];[.O38];[.P39];[.Q39])+[.P15]" office:value-type="float" office:value="575" calcext:value-type="float">
            <text:p>575</text:p>
          </table:table-cell>
          <table:table-cell table:style-name="ce8" table:formula="of:=MIN([.P39];[.P38];[.Q39];[.R39])+[.Q15]" office:value-type="float" office:value="590" calcext:value-type="float">
            <text:p>590</text:p>
          </table:table-cell>
          <table:table-cell table:style-name="ce8" table:formula="of:=MIN([.Q39];[.Q38];[.R39];[.S39])+[.R15]" office:value-type="float" office:value="616" calcext:value-type="float">
            <text:p>616</text:p>
          </table:table-cell>
          <table:table-cell table:style-name="ce8" table:formula="of:=MIN([.R39];[.R38];[.S39];[.T39])+[.S15]" office:value-type="float" office:value="637" calcext:value-type="float">
            <text:p>637</text:p>
          </table:table-cell>
          <table:table-cell table:style-name="ce8" table:formula="of:=MIN([.S39];[.S38];[.T39];[.U39])+[.T15]" office:value-type="float" office:value="639" calcext:value-type="float">
            <text:p>639</text:p>
          </table:table-cell>
          <table:table-cell table:style-name="ce12" table:formula="of:=MIN([.T39];[.T38];[.U39])+[.U15]" office:value-type="float" office:value="668" calcext:value-type="float">
            <text:p>668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3" table:formula="of:=MIN([.B40];[.C40])+[.B16]" office:value-type="float" office:value="192" calcext:value-type="float">
            <text:p>192</text:p>
          </table:table-cell>
          <table:table-cell table:style-name="ce7" table:formula="of:=MIN([.B40];[.B39];[.C40];[.D40])+[.C16]" office:value-type="float" office:value="163" calcext:value-type="float">
            <text:p>163</text:p>
          </table:table-cell>
          <table:table-cell table:style-name="ce7" table:formula="of:=MIN([.C40];[.C39];[.D40];[.E40])+[.D16]" office:value-type="float" office:value="180" calcext:value-type="float">
            <text:p>180</text:p>
          </table:table-cell>
          <table:table-cell table:style-name="ce7" table:formula="of:=MIN([.D40];[.D39];[.E40];[.F40])+[.E16]" office:value-type="float" office:value="203" calcext:value-type="float">
            <text:p>203</text:p>
          </table:table-cell>
          <table:table-cell table:style-name="ce7" table:formula="of:=MIN([.E40];[.E39];[.F40];[.G40])+[.F16]" office:value-type="float" office:value="141" calcext:value-type="float">
            <text:p>141</text:p>
          </table:table-cell>
          <table:table-cell table:style-name="ce7" table:formula="of:=MIN([.F40];[.F39];[.G40];[.H40])+[.G16]" office:value-type="float" office:value="236" calcext:value-type="float">
            <text:p>236</text:p>
          </table:table-cell>
          <table:table-cell table:style-name="ce7" table:formula="of:=MIN([.G40];[.G39];[.H40];[.I40])+[.H16]" office:value-type="float" office:value="266" calcext:value-type="float">
            <text:p>266</text:p>
          </table:table-cell>
          <table:table-cell table:style-name="ce7" table:formula="of:=MIN([.H40];[.H39];[.I40];[.J40])+[.I16]" office:value-type="float" office:value="307" calcext:value-type="float">
            <text:p>307</text:p>
          </table:table-cell>
          <table:table-cell table:style-name="ce7" table:formula="of:=MIN([.I40];[.I39];[.J40];[.K40])+[.J16]" office:value-type="float" office:value="335" calcext:value-type="float">
            <text:p>335</text:p>
          </table:table-cell>
          <table:table-cell table:style-name="ce7" table:formula="of:=MIN([.J40];[.J39];[.K40];[.L40])+[.K16]" office:value-type="float" office:value="390" calcext:value-type="float">
            <text:p>390</text:p>
          </table:table-cell>
          <table:table-cell table:style-name="ce7" table:formula="of:=MIN([.K40];[.K39];[.L40];[.M40])+[.L16]" office:value-type="float" office:value="444" calcext:value-type="float">
            <text:p>444</text:p>
          </table:table-cell>
          <table:table-cell table:style-name="ce7" table:formula="of:=MIN([.L40];[.L39];[.M40];[.N40])+[.M16]" office:value-type="float" office:value="515" calcext:value-type="float">
            <text:p>515</text:p>
          </table:table-cell>
          <table:table-cell table:style-name="ce7" table:formula="of:=MIN([.M40];[.M39];[.N40];[.O40])+[.N16]" office:value-type="float" office:value="540" calcext:value-type="float">
            <text:p>540</text:p>
          </table:table-cell>
          <table:table-cell table:style-name="ce7" table:formula="of:=MIN([.N40];[.N39];[.O40];[.P40])+[.O16]" office:value-type="float" office:value="563" calcext:value-type="float">
            <text:p>563</text:p>
          </table:table-cell>
          <table:table-cell table:style-name="ce7" table:formula="of:=MIN([.O40];[.O39];[.P40];[.Q40])+[.P16]" office:value-type="float" office:value="641" calcext:value-type="float">
            <text:p>641</text:p>
          </table:table-cell>
          <table:table-cell table:style-name="ce8" table:formula="of:=MIN([.P40];[.P39];[.Q40];[.R40])+[.Q16]" office:value-type="float" office:value="650" calcext:value-type="float">
            <text:p>650</text:p>
          </table:table-cell>
          <table:table-cell table:style-name="ce8" table:formula="of:=MIN([.Q40];[.Q39];[.R40];[.S40])+[.R16]" office:value-type="float" office:value="666" calcext:value-type="float">
            <text:p>666</text:p>
          </table:table-cell>
          <table:table-cell table:style-name="ce8" table:formula="of:=MIN([.R40];[.R39];[.S40];[.T40])+[.S16]" office:value-type="float" office:value="685" calcext:value-type="float">
            <text:p>685</text:p>
          </table:table-cell>
          <table:table-cell table:style-name="ce8" table:formula="of:=MIN([.S40];[.S39];[.T40];[.U40])+[.T16]" office:value-type="float" office:value="710" calcext:value-type="float">
            <text:p>710</text:p>
          </table:table-cell>
          <table:table-cell table:style-name="ce12" table:formula="of:=MIN([.T40];[.T39];[.U40])+[.U16]" office:value-type="float" office:value="767" calcext:value-type="float">
            <text:p>767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4" table:formula="of:=MIN([.B41];[.C41])+[.B17]" office:value-type="float" office:value="142" calcext:value-type="float">
            <text:p>142</text:p>
          </table:table-cell>
          <table:table-cell table:style-name="ce8" table:formula="of:=MIN([.B41];[.B40];[.C41];[.D41])+[.C17]" office:value-type="float" office:value="127" calcext:value-type="float">
            <text:p>127</text:p>
          </table:table-cell>
          <table:table-cell table:style-name="ce8" table:formula="of:=MIN([.C41];[.C40];[.D41];[.E41])+[.D17]" office:value-type="float" office:value="139" calcext:value-type="float">
            <text:p>139</text:p>
          </table:table-cell>
          <table:table-cell table:style-name="ce8" table:formula="of:=MIN([.D41];[.D40];[.E41];[.F41])+[.E17]" office:value-type="float" office:value="133" calcext:value-type="float">
            <text:p>133</text:p>
          </table:table-cell>
          <table:table-cell table:style-name="ce8" table:formula="of:=MIN([.E41];[.E40];[.F41];[.G41])+[.F17]" office:value-type="float" office:value="191" calcext:value-type="float">
            <text:p>191</text:p>
          </table:table-cell>
          <table:table-cell table:style-name="ce8" table:formula="of:=MIN([.F41];[.F40];[.G41];[.H41])+[.G17]" office:value-type="float" office:value="280" calcext:value-type="float">
            <text:p>280</text:p>
          </table:table-cell>
          <table:table-cell table:style-name="ce8" table:formula="of:=MIN([.G41];[.G40];[.H41];[.I41])+[.H17]" office:value-type="float" office:value="316" calcext:value-type="float">
            <text:p>316</text:p>
          </table:table-cell>
          <table:table-cell table:style-name="ce8" table:formula="of:=MIN([.H41];[.H40];[.I41];[.J41])+[.I17]" office:value-type="float" office:value="386" calcext:value-type="float">
            <text:p>386</text:p>
          </table:table-cell>
          <table:table-cell table:style-name="ce8" table:formula="of:=MIN([.I41];[.I40];[.J41];[.K41])+[.J17]" office:value-type="float" office:value="366" calcext:value-type="float">
            <text:p>366</text:p>
          </table:table-cell>
          <table:table-cell table:style-name="ce8" table:formula="of:=MIN([.J41];[.J40];[.K41];[.L41])+[.K17]" office:value-type="float" office:value="394" calcext:value-type="float">
            <text:p>394</text:p>
          </table:table-cell>
          <table:table-cell table:style-name="ce8" table:formula="of:=MIN([.K41];[.K40];[.L41];[.M41])+[.L17]" office:value-type="float" office:value="444" calcext:value-type="float">
            <text:p>444</text:p>
          </table:table-cell>
          <table:table-cell table:style-name="ce8" table:formula="of:=MIN([.L41];[.L40];[.M41];[.N41])+[.M17]" office:value-type="float" office:value="455" calcext:value-type="float">
            <text:p>455</text:p>
          </table:table-cell>
          <table:table-cell table:style-name="ce8" table:formula="of:=MIN([.M41];[.M40];[.N41];[.O41])+[.N17]" office:value-type="float" office:value="543" calcext:value-type="float">
            <text:p>543</text:p>
          </table:table-cell>
          <table:table-cell table:style-name="ce8" table:formula="of:=MIN([.N41];[.N40];[.O41];[.P41])+[.O17]" office:value-type="float" office:value="602" calcext:value-type="float">
            <text:p>602</text:p>
          </table:table-cell>
          <table:table-cell table:style-name="ce8" table:formula="of:=MIN([.O41];[.O40];[.P41];[.Q41])+[.P17]" office:value-type="float" office:value="647" calcext:value-type="float">
            <text:p>647</text:p>
          </table:table-cell>
          <table:table-cell table:style-name="ce8" table:formula="of:=MIN([.P41];[.P40];[.Q41];[.R41])+[.Q17]" office:value-type="float" office:value="713" calcext:value-type="float">
            <text:p>713</text:p>
          </table:table-cell>
          <table:table-cell table:style-name="ce8" table:formula="of:=MIN([.Q41];[.Q40];[.R41];[.S41])+[.R17]" office:value-type="float" office:value="646" calcext:value-type="float">
            <text:p>646</text:p>
          </table:table-cell>
          <table:table-cell table:style-name="ce8" table:formula="of:=MIN([.R41];[.R40];[.S41];[.T41])+[.S17]" office:value-type="float" office:value="727" calcext:value-type="float">
            <text:p>727</text:p>
          </table:table-cell>
          <table:table-cell table:style-name="ce8" table:formula="of:=MIN([.S41];[.S40];[.T41];[.U41])+[.T17]" office:value-type="float" office:value="792" calcext:value-type="float">
            <text:p>792</text:p>
          </table:table-cell>
          <table:table-cell table:style-name="ce12" table:formula="of:=MIN([.T41];[.T40];[.U41])+[.U17]" office:value-type="float" office:value="869" calcext:value-type="float">
            <text:p>869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4" table:formula="of:=MIN([.B42];[.C42])+[.B18]" office:value-type="float" office:value="151" calcext:value-type="float">
            <text:p>151</text:p>
          </table:table-cell>
          <table:table-cell table:style-name="ce8" table:formula="of:=MIN([.B42];[.B41];[.C42];[.D42])+[.C18]" office:value-type="float" office:value="135" calcext:value-type="float">
            <text:p>135</text:p>
          </table:table-cell>
          <table:table-cell table:style-name="ce8" table:formula="of:=MIN([.C42];[.C41];[.D42];[.E42])+[.D18]" office:value-type="float" office:value="83" calcext:value-type="float">
            <text:p>83</text:p>
          </table:table-cell>
          <table:table-cell table:style-name="ce8" table:formula="of:=MIN([.D42];[.D41];[.E42];[.F42])+[.E18]" office:value-type="float" office:value="181" calcext:value-type="float">
            <text:p>181</text:p>
          </table:table-cell>
          <table:table-cell table:style-name="ce8" table:formula="of:=MIN([.E42];[.E41];[.F42];[.G42])+[.F18]" office:value-type="float" office:value="192" calcext:value-type="float">
            <text:p>192</text:p>
          </table:table-cell>
          <table:table-cell table:style-name="ce8" table:formula="of:=MIN([.F42];[.F41];[.G42];[.H42])+[.G18]" office:value-type="float" office:value="272" calcext:value-type="float">
            <text:p>272</text:p>
          </table:table-cell>
          <table:table-cell table:style-name="ce8" table:formula="of:=MIN([.G42];[.G41];[.H42];[.I42])+[.H18]" office:value-type="float" office:value="332" calcext:value-type="float">
            <text:p>332</text:p>
          </table:table-cell>
          <table:table-cell table:style-name="ce8" table:formula="of:=MIN([.H42];[.H41];[.I42];[.J42])+[.I18]" office:value-type="float" office:value="342" calcext:value-type="float">
            <text:p>342</text:p>
          </table:table-cell>
          <table:table-cell table:style-name="ce8" table:formula="of:=MIN([.I42];[.I41];[.J42];[.K42])+[.J18]" office:value-type="float" office:value="400" calcext:value-type="float">
            <text:p>400</text:p>
          </table:table-cell>
          <table:table-cell table:style-name="ce8" table:formula="of:=MIN([.J42];[.J41];[.K42];[.L42])+[.K18]" office:value-type="float" office:value="437" calcext:value-type="float">
            <text:p>437</text:p>
          </table:table-cell>
          <table:table-cell table:style-name="ce8" table:formula="of:=MIN([.K42];[.K41];[.L42];[.M42])+[.L18]" office:value-type="float" office:value="456" calcext:value-type="float">
            <text:p>456</text:p>
          </table:table-cell>
          <table:table-cell table:style-name="ce8" table:formula="of:=MIN([.L42];[.L41];[.M42];[.N42])+[.M18]" office:value-type="float" office:value="497" calcext:value-type="float">
            <text:p>497</text:p>
          </table:table-cell>
          <table:table-cell table:style-name="ce8" table:formula="of:=MIN([.M42];[.M41];[.N42];[.O42])+[.N18]" office:value-type="float" office:value="520" calcext:value-type="float">
            <text:p>520</text:p>
          </table:table-cell>
          <table:table-cell table:style-name="ce8" table:formula="of:=MIN([.N42];[.N41];[.O42];[.P42])+[.O18]" office:value-type="float" office:value="581" calcext:value-type="float">
            <text:p>581</text:p>
          </table:table-cell>
          <table:table-cell table:style-name="ce8" table:formula="of:=MIN([.O42];[.O41];[.P42];[.Q42])+[.P18]" office:value-type="float" office:value="642" calcext:value-type="float">
            <text:p>642</text:p>
          </table:table-cell>
          <table:table-cell table:style-name="ce8" table:formula="of:=MIN([.P42];[.P41];[.Q42];[.R42])+[.Q18]" office:value-type="float" office:value="640" calcext:value-type="float">
            <text:p>640</text:p>
          </table:table-cell>
          <table:table-cell table:style-name="ce8" table:formula="of:=MIN([.Q42];[.Q41];[.R42];[.S42])+[.R18]" office:value-type="float" office:value="712" calcext:value-type="float">
            <text:p>712</text:p>
          </table:table-cell>
          <table:table-cell table:style-name="ce8" table:formula="of:=MIN([.R42];[.R41];[.S42];[.T42])+[.S18]" office:value-type="float" office:value="742" calcext:value-type="float">
            <text:p>742</text:p>
          </table:table-cell>
          <table:table-cell table:style-name="ce8" table:formula="of:=MIN([.S42];[.S41];[.T42];[.U42])+[.T18]" office:value-type="float" office:value="822" calcext:value-type="float">
            <text:p>822</text:p>
          </table:table-cell>
          <table:table-cell table:style-name="ce12" table:formula="of:=MIN([.T42];[.T41];[.U42])+[.U18]" office:value-type="float" office:value="901" calcext:value-type="float">
            <text:p>901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4" table:formula="of:=MIN([.B43];[.C43])+[.B19]" office:value-type="float" office:value="79" calcext:value-type="float">
            <text:p>79</text:p>
          </table:table-cell>
          <table:table-cell table:style-name="ce8" table:formula="of:=MIN([.B43];[.B42];[.C43];[.D43])+[.C19]" office:value-type="float" office:value="80" calcext:value-type="float">
            <text:p>80</text:p>
          </table:table-cell>
          <table:table-cell table:style-name="ce8" table:formula="of:=MIN([.C43];[.C42];[.D43];[.E43])+[.D19]" office:value-type="float" office:value="136" calcext:value-type="float">
            <text:p>136</text:p>
          </table:table-cell>
          <table:table-cell table:style-name="ce8" table:formula="of:=MIN([.D43];[.D42];[.E43];[.F43])+[.E19]" office:value-type="float" office:value="211" calcext:value-type="float">
            <text:p>211</text:p>
          </table:table-cell>
          <table:table-cell table:style-name="ce8" table:formula="of:=MIN([.E43];[.E42];[.F43];[.G43])+[.F19]" office:value-type="float" office:value="235" calcext:value-type="float">
            <text:p>235</text:p>
          </table:table-cell>
          <table:table-cell table:style-name="ce8" table:formula="of:=MIN([.F43];[.F42];[.G43];[.H43])+[.G19]" office:value-type="float" office:value="276" calcext:value-type="float">
            <text:p>276</text:p>
          </table:table-cell>
          <table:table-cell table:style-name="ce8" table:formula="of:=MIN([.G43];[.G42];[.H43];[.I43])+[.H19]" office:value-type="float" office:value="324" calcext:value-type="float">
            <text:p>324</text:p>
          </table:table-cell>
          <table:table-cell table:style-name="ce8" table:formula="of:=MIN([.H43];[.H42];[.I43];[.J43])+[.I19]" office:value-type="float" office:value="373" calcext:value-type="float">
            <text:p>373</text:p>
          </table:table-cell>
          <table:table-cell table:style-name="ce8" table:formula="of:=MIN([.I43];[.I42];[.J43];[.K43])+[.J19]" office:value-type="float" office:value="409" calcext:value-type="float">
            <text:p>409</text:p>
          </table:table-cell>
          <table:table-cell table:style-name="ce8" table:formula="of:=MIN([.J43];[.J42];[.K43];[.L43])+[.K19]" office:value-type="float" office:value="401" calcext:value-type="float">
            <text:p>401</text:p>
          </table:table-cell>
          <table:table-cell table:style-name="ce8" table:formula="of:=MIN([.K43];[.K42];[.L43];[.M43])+[.L19]" office:value-type="float" office:value="436" calcext:value-type="float">
            <text:p>436</text:p>
          </table:table-cell>
          <table:table-cell table:style-name="ce8" table:formula="of:=MIN([.L43];[.L42];[.M43];[.N43])+[.M19]" office:value-type="float" office:value="496" calcext:value-type="float">
            <text:p>496</text:p>
          </table:table-cell>
          <table:table-cell table:style-name="ce8" table:formula="of:=MIN([.M43];[.M42];[.N43];[.O43])+[.N19]" office:value-type="float" office:value="562" calcext:value-type="float">
            <text:p>562</text:p>
          </table:table-cell>
          <table:table-cell table:style-name="ce8" table:formula="of:=MIN([.N43];[.N42];[.O43];[.P43])+[.O19]" office:value-type="float" office:value="594" calcext:value-type="float">
            <text:p>594</text:p>
          </table:table-cell>
          <table:table-cell table:style-name="ce8" table:formula="of:=MIN([.O43];[.O42];[.P43];[.Q43])+[.P19]" office:value-type="float" office:value="613" calcext:value-type="float">
            <text:p>613</text:p>
          </table:table-cell>
          <table:table-cell table:style-name="ce8" table:formula="of:=MIN([.P43];[.P42];[.Q43];[.R43])+[.Q19]" office:value-type="float" office:value="623" calcext:value-type="float">
            <text:p>623</text:p>
          </table:table-cell>
          <table:table-cell table:style-name="ce8" table:formula="of:=MIN([.Q43];[.Q42];[.R43];[.S43])+[.R19]" office:value-type="float" office:value="651" calcext:value-type="float">
            <text:p>651</text:p>
          </table:table-cell>
          <table:table-cell table:style-name="ce8" table:formula="of:=MIN([.R43];[.R42];[.S43];[.T43])+[.S19]" office:value-type="float" office:value="738" calcext:value-type="float">
            <text:p>738</text:p>
          </table:table-cell>
          <table:table-cell table:style-name="ce8" table:formula="of:=MIN([.S43];[.S42];[.T43];[.U43])+[.T19]" office:value-type="float" office:value="829" calcext:value-type="float">
            <text:p>829</text:p>
          </table:table-cell>
          <table:table-cell table:style-name="ce12" table:formula="of:=MIN([.T43];[.T42];[.U43])+[.U19]" office:value-type="float" office:value="901" calcext:value-type="float">
            <text:p>901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4" table:formula="of:=MIN([.B44];[.C44])+[.B20]" office:value-type="float" office:value="56" calcext:value-type="float">
            <text:p>56</text:p>
          </table:table-cell>
          <table:table-cell table:style-name="ce8" table:formula="of:=MIN([.B44];[.B43];[.C44];[.D44])+[.C20]" office:value-type="float" office:value="95" calcext:value-type="float">
            <text:p>95</text:p>
          </table:table-cell>
          <table:table-cell table:style-name="ce8" table:formula="of:=MIN([.C44];[.C43];[.D44];[.E44])+[.D20]" office:value-type="float" office:value="135" calcext:value-type="float">
            <text:p>135</text:p>
          </table:table-cell>
          <table:table-cell table:style-name="ce8" table:formula="of:=MIN([.D44];[.D43];[.E44];[.F44])+[.E20]" office:value-type="float" office:value="233" calcext:value-type="float">
            <text:p>233</text:p>
          </table:table-cell>
          <table:table-cell table:style-name="ce8" table:formula="of:=MIN([.E44];[.E43];[.F44];[.G44])+[.F20]" office:value-type="float" office:value="297" calcext:value-type="float">
            <text:p>297</text:p>
          </table:table-cell>
          <table:table-cell table:style-name="ce8" table:formula="of:=MIN([.F44];[.F43];[.G44];[.H44])+[.G20]" office:value-type="float" office:value="302" calcext:value-type="float">
            <text:p>302</text:p>
          </table:table-cell>
          <table:table-cell table:style-name="ce8" table:formula="of:=MIN([.G44];[.G43];[.H44];[.I44])+[.H20]" office:value-type="float" office:value="339" calcext:value-type="float">
            <text:p>339</text:p>
          </table:table-cell>
          <table:table-cell table:style-name="ce8" table:formula="of:=MIN([.H44];[.H43];[.I44];[.J44])+[.I20]" office:value-type="float" office:value="345" calcext:value-type="float">
            <text:p>345</text:p>
          </table:table-cell>
          <table:table-cell table:style-name="ce8" table:formula="of:=MIN([.I44];[.I43];[.J44];[.K44])+[.J20]" office:value-type="float" office:value="396" calcext:value-type="float">
            <text:p>396</text:p>
          </table:table-cell>
          <table:table-cell table:style-name="ce8" table:formula="of:=MIN([.J44];[.J43];[.K44];[.L44])+[.K20]" office:value-type="float" office:value="417" calcext:value-type="float">
            <text:p>417</text:p>
          </table:table-cell>
          <table:table-cell table:style-name="ce8" table:formula="of:=MIN([.K44];[.K43];[.L44];[.M44])+[.L20]" office:value-type="float" office:value="487" calcext:value-type="float">
            <text:p>487</text:p>
          </table:table-cell>
          <table:table-cell table:style-name="ce8" table:formula="of:=MIN([.L44];[.L43];[.M44];[.N44])+[.M20]" office:value-type="float" office:value="475" calcext:value-type="float">
            <text:p>475</text:p>
          </table:table-cell>
          <table:table-cell table:style-name="ce8" table:formula="of:=MIN([.M44];[.M43];[.N44];[.O44])+[.N20]" office:value-type="float" office:value="522" calcext:value-type="float">
            <text:p>522</text:p>
          </table:table-cell>
          <table:table-cell table:style-name="ce8" table:formula="of:=MIN([.N44];[.N43];[.O44];[.P44])+[.O20]" office:value-type="float" office:value="547" calcext:value-type="float">
            <text:p>547</text:p>
          </table:table-cell>
          <table:table-cell table:style-name="ce8" table:formula="of:=MIN([.O44];[.O43];[.P44];[.Q44])+[.P20]" office:value-type="float" office:value="588" calcext:value-type="float">
            <text:p>588</text:p>
          </table:table-cell>
          <table:table-cell table:style-name="ce8" table:formula="of:=MIN([.P44];[.P43];[.Q44];[.R44])+[.Q20]" office:value-type="float" office:value="675" calcext:value-type="float">
            <text:p>675</text:p>
          </table:table-cell>
          <table:table-cell table:style-name="ce8" table:formula="of:=MIN([.Q44];[.Q43];[.R44];[.S44])+[.R20]" office:value-type="float" office:value="747" calcext:value-type="float">
            <text:p>747</text:p>
          </table:table-cell>
          <table:table-cell table:style-name="ce8" table:formula="of:=MIN([.R44];[.R43];[.S44];[.T44])+[.S20]" office:value-type="float" office:value="808" calcext:value-type="float">
            <text:p>808</text:p>
          </table:table-cell>
          <table:table-cell table:style-name="ce8" table:formula="of:=MIN([.S44];[.S43];[.T44];[.U44])+[.T20]" office:value-type="float" office:value="886" calcext:value-type="float">
            <text:p>886</text:p>
          </table:table-cell>
          <table:table-cell table:style-name="ce12" table:formula="of:=MIN([.T44];[.T43];[.U44])+[.U20]" office:value-type="float" office:value="944" calcext:value-type="float">
            <text:p>944</text:p>
          </table:table-cell>
          <table:table-cell/>
          <table:table-cell table:style-name="ce1" table:number-columns-repeated="16362"/>
        </table:table-row>
        <table:table-row table:style-name="ro1">
          <table:table-cell/>
          <table:table-cell table:style-name="ce5" table:formula="of:=[.B21]" office:value-type="float" office:value="49" calcext:value-type="float">
            <text:p>49</text:p>
          </table:table-cell>
          <table:table-cell table:style-name="ce9" table:formula="of:=[.B44]+[.C21]" office:value-type="float" office:value="55" calcext:value-type="float">
            <text:p>55</text:p>
          </table:table-cell>
          <table:table-cell table:style-name="ce9" table:formula="of:=[.C44]+[.D21]" office:value-type="float" office:value="137" calcext:value-type="float">
            <text:p>137</text:p>
          </table:table-cell>
          <table:table-cell table:style-name="ce9" table:formula="of:=[.D44]+[.E21]" office:value-type="float" office:value="232" calcext:value-type="float">
            <text:p>232</text:p>
          </table:table-cell>
          <table:table-cell table:style-name="ce9" table:formula="of:=[.E44]+[.F21]" office:value-type="float" office:value="258" calcext:value-type="float">
            <text:p>258</text:p>
          </table:table-cell>
          <table:table-cell table:style-name="ce9" table:formula="of:=[.F44]+[.G21]" office:value-type="float" office:value="275" calcext:value-type="float">
            <text:p>275</text:p>
          </table:table-cell>
          <table:table-cell table:style-name="ce9" table:formula="of:=[.G44]+[.H21]" office:value-type="float" office:value="303" calcext:value-type="float">
            <text:p>303</text:p>
          </table:table-cell>
          <table:table-cell table:style-name="ce9" table:formula="of:=[.H44]+[.I21]" office:value-type="float" office:value="317" calcext:value-type="float">
            <text:p>317</text:p>
          </table:table-cell>
          <table:table-cell table:style-name="ce9" table:formula="of:=[.I44]+[.J21]" office:value-type="float" office:value="377" calcext:value-type="float">
            <text:p>377</text:p>
          </table:table-cell>
          <table:table-cell table:style-name="ce9" table:formula="of:=[.J44]+[.K21]" office:value-type="float" office:value="438" calcext:value-type="float">
            <text:p>438</text:p>
          </table:table-cell>
          <table:table-cell table:style-name="ce9" table:formula="of:=[.K44]+[.L21]" office:value-type="float" office:value="457" calcext:value-type="float">
            <text:p>457</text:p>
          </table:table-cell>
          <table:table-cell table:style-name="ce9" table:formula="of:=[.L44]+[.M21]" office:value-type="float" office:value="487" calcext:value-type="float">
            <text:p>487</text:p>
          </table:table-cell>
          <table:table-cell table:style-name="ce9" table:formula="of:=[.M44]+[.N21]" office:value-type="float" office:value="492" calcext:value-type="float">
            <text:p>492</text:p>
          </table:table-cell>
          <table:table-cell table:style-name="ce9" table:formula="of:=[.N44]+[.O21]" office:value-type="float" office:value="525" calcext:value-type="float">
            <text:p>525</text:p>
          </table:table-cell>
          <table:table-cell table:style-name="ce9" table:formula="of:=[.O44]+[.P21]" office:value-type="float" office:value="592" calcext:value-type="float">
            <text:p>592</text:p>
          </table:table-cell>
          <table:table-cell table:style-name="ce9" table:formula="of:=[.P44]+[.Q21]" office:value-type="float" office:value="691" calcext:value-type="float">
            <text:p>691</text:p>
          </table:table-cell>
          <table:table-cell table:style-name="ce9" table:formula="of:=[.Q44]+[.R21]" office:value-type="float" office:value="781" calcext:value-type="float">
            <text:p>781</text:p>
          </table:table-cell>
          <table:table-cell table:style-name="ce9" table:formula="of:=[.R44]+[.S21]" office:value-type="float" office:value="827" calcext:value-type="float">
            <text:p>827</text:p>
          </table:table-cell>
          <table:table-cell table:style-name="ce9" table:formula="of:=[.S44]+[.T21]" office:value-type="float" office:value="883" calcext:value-type="float">
            <text:p>883</text:p>
          </table:table-cell>
          <table:table-cell table:style-name="ce13" table:formula="of:=[.T44]+[.U21]" office:value-type="float" office:value="924" calcext:value-type="float">
            <text:p>924</text:p>
          </table:table-cell>
          <table:table-cell/>
          <table:table-cell table:style-name="ce1" table:number-columns-repeated="16362"/>
        </table:table-row>
        <table:table-row table:style-name="ro1">
          <table:table-cell table:number-columns-repeated="21"/>
          <table:table-cell table:style-name="Default"/>
          <table:table-cell table:style-name="ce1" table:number-columns-repeated="16362"/>
        </table:table-row>
        <table:table-row table:style-name="ro1" table:number-rows-repeated="1048530">
          <table:table-cell table:number-columns-repeated="22"/>
          <table:table-cell table:style-name="ce1" table:number-columns-repeated="16362"/>
        </table:table-row>
        <table:table-row table:style-name="ro1">
          <table:table-cell table:number-columns-repeated="22"/>
          <table:table-cell table:style-name="ce1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8" style:display-name="PageStyle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ujitsu</meta:initial-creator>
    <meta:creation-date>2020-10-02T04:54:33</meta:creation-date>
    <dc:date>2026-03-20T10:42:16.190182100</dc:date>
    <meta:generator>LibreOffice/26.2.1.2$Windows_X86_64 LibreOffice_project/620$Build-2</meta:generator>
    <meta:editing-duration>PT5M43S</meta:editing-duration>
    <meta:editing-cycles>1</meta:editing-cycles>
    <meta:document-statistic meta:table-count="1" meta:cell-count="800" meta:object-count="0"/>
    <meta:user-defined meta:name="AppVersion">16.0300</meta:user-defined>
  </office:meta>
</office:document-meta>
</file>